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6256" calcext:value-type="float">
            <text:p>69.8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588" calcext:value-type="float">
            <text:p>69.9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208" calcext:value-type="float">
            <text:p>69.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3208" calcext:value-type="float">
            <text:p>69.8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7112" calcext:value-type="float">
            <text:p>69.8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3688" calcext:value-type="float">
            <text:p>69.8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064" calcext:value-type="float">
            <text:p>69.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4544" calcext:value-type="float">
            <text:p>69.8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588" calcext:value-type="float">
            <text:p>69.9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2456" calcext:value-type="float">
            <text:p>69.9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4648" calcext:value-type="float">
            <text:p>69.9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8072" calcext:value-type="float">
            <text:p>69.9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5984" calcext:value-type="float">
            <text:p>69.9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9784" calcext:value-type="float">
            <text:p>69.8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064" calcext:value-type="float">
            <text:p>69.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2832" calcext:value-type="float">
            <text:p>69.9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4648" calcext:value-type="float">
            <text:p>69.9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9032" calcext:value-type="float">
            <text:p>69.9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636" calcext:value-type="float">
            <text:p>69.9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5024" calcext:value-type="float">
            <text:p>69.9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4648" calcext:value-type="float">
            <text:p>69.9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0848" calcext:value-type="float">
            <text:p>70.0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828" calcext:value-type="float">
            <text:p>70.0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1328" calcext:value-type="float">
            <text:p>70.0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6944" calcext:value-type="float">
            <text:p>70.0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256" calcext:value-type="float">
            <text:p>70.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1224" calcext:value-type="float">
            <text:p>69.9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9512" calcext:value-type="float">
            <text:p>70.0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352" calcext:value-type="float">
            <text:p>70.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97904" calcext:value-type="float">
            <text:p>70.0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5712" calcext:value-type="float">
            <text:p>70.0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0952" calcext:value-type="float">
            <text:p>70.1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1432" calcext:value-type="float">
            <text:p>70.1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1432" calcext:value-type="float">
            <text:p>70.1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7048" calcext:value-type="float">
            <text:p>70.1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0952" calcext:value-type="float">
            <text:p>70.1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9-25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3728" calcext:value-type="float">
            <text:p>70.2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2768" calcext:value-type="float">
            <text:p>70.1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2768" calcext:value-type="float">
            <text:p>70.1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924" calcext:value-type="float">
            <text:p>70.1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0952" calcext:value-type="float">
            <text:p>70.1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924" calcext:value-type="float">
            <text:p>70.1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74104" calcext:value-type="float">
            <text:p>70.1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2392" calcext:value-type="float">
            <text:p>70.1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1536" calcext:value-type="float">
            <text:p>70.2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6776" calcext:value-type="float">
            <text:p>70.2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64" calcext:value-type="float">
            <text:p>70.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3352" calcext:value-type="float">
            <text:p>70.2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8112" calcext:value-type="float">
            <text:p>70.2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64" calcext:value-type="float">
            <text:p>70.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6024" calcext:value-type="float">
            <text:p>70.2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9552" calcext:value-type="float">
            <text:p>70.3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1264" calcext:value-type="float">
            <text:p>70.3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6024" calcext:value-type="float">
            <text:p>70.2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4312" calcext:value-type="float">
            <text:p>70.3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5648" calcext:value-type="float">
            <text:p>70.3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1264" calcext:value-type="float">
            <text:p>70.3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2496" calcext:value-type="float">
            <text:p>70.2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64" calcext:value-type="float">
            <text:p>70.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688" calcext:value-type="float">
            <text:p>70.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6024" calcext:value-type="float">
            <text:p>70.2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9072" calcext:value-type="float">
            <text:p>70.2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5168" calcext:value-type="float">
            <text:p>70.3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9928" calcext:value-type="float">
            <text:p>70.2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3832" calcext:value-type="float">
            <text:p>70.2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164" calcext:value-type="float">
            <text:p>70.2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6024" calcext:value-type="float">
            <text:p>70.2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212" calcext:value-type="float">
            <text:p>70.3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164" calcext:value-type="float">
            <text:p>70.2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4688" calcext:value-type="float">
            <text:p>70.2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164" calcext:value-type="float">
            <text:p>70.2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3352" calcext:value-type="float">
            <text:p>70.2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4208" calcext:value-type="float">
            <text:p>70.2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9448" calcext:value-type="float">
            <text:p>70.2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7256" calcext:value-type="float">
            <text:p>70.2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2872" calcext:value-type="float">
            <text:p>70.2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1536" calcext:value-type="float">
            <text:p>70.2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4584" calcext:value-type="float">
            <text:p>70.2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2392" calcext:value-type="float">
            <text:p>70.1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1912" calcext:value-type="float">
            <text:p>70.1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5816" calcext:value-type="float">
            <text:p>70.1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8864" calcext:value-type="float">
            <text:p>70.1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28384" calcext:value-type="float">
            <text:p>70.1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6192" calcext:value-type="float">
            <text:p>70.1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0952" calcext:value-type="float">
            <text:p>70.1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94856" calcext:value-type="float">
            <text:p>70.0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6192" calcext:value-type="float">
            <text:p>70.1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25336" calcext:value-type="float">
            <text:p>70.1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91808" calcext:value-type="float">
            <text:p>70.0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9136" calcext:value-type="float">
            <text:p>70.0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6944" calcext:value-type="float">
            <text:p>70.0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2664" calcext:value-type="float">
            <text:p>70.0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876" calcext:value-type="float">
            <text:p>70.0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7424" calcext:value-type="float">
            <text:p>70.0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2184" calcext:value-type="float">
            <text:p>70.0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4376" calcext:value-type="float">
            <text:p>70.0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0472" calcext:value-type="float">
            <text:p>70.0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9992" calcext:value-type="float">
            <text:p>70.0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9512" calcext:value-type="float">
            <text:p>70.0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1224" calcext:value-type="float">
            <text:p>69.9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1224" calcext:value-type="float">
            <text:p>69.9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732" calcext:value-type="float">
            <text:p>69.9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1224" calcext:value-type="float">
            <text:p>69.9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1224" calcext:value-type="float">
            <text:p>69.9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9512" calcext:value-type="float">
            <text:p>70.0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9992" calcext:value-type="float">
            <text:p>70.0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2184" calcext:value-type="float">
            <text:p>70.0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304" calcext:value-type="float">
            <text:p>70.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78" calcext:value-type="float">
            <text:p>70.0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2184" calcext:value-type="float">
            <text:p>70.0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91808" calcext:value-type="float">
            <text:p>70.0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94856" calcext:value-type="float">
            <text:p>70.0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94856" calcext:value-type="float">
            <text:p>70.0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5712" calcext:value-type="float">
            <text:p>70.0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0952" calcext:value-type="float">
            <text:p>70.1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0576" calcext:value-type="float">
            <text:p>70.1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7528" calcext:value-type="float">
            <text:p>70.1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0096" calcext:value-type="float">
            <text:p>70.1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876" calcext:value-type="float">
            <text:p>70.0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0472" calcext:value-type="float">
            <text:p>70.0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7424" calcext:value-type="float">
            <text:p>70.0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1328" calcext:value-type="float">
            <text:p>70.0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0472" calcext:value-type="float">
            <text:p>70.0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94856" calcext:value-type="float">
            <text:p>70.0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5232" calcext:value-type="float">
            <text:p>70.0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0848" calcext:value-type="float">
            <text:p>70.0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0848" calcext:value-type="float">
            <text:p>70.0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78" calcext:value-type="float">
            <text:p>70.0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3416" calcext:value-type="float">
            <text:p>70.0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5608" calcext:value-type="float">
            <text:p>70.0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78" calcext:value-type="float">
            <text:p>70.0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9512" calcext:value-type="float">
            <text:p>70.0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208" calcext:value-type="float">
            <text:p>69.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3792" calcext:value-type="float">
            <text:p>69.9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5984" calcext:value-type="float">
            <text:p>69.9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6464" calcext:value-type="float">
            <text:p>70.0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636" calcext:value-type="float">
            <text:p>69.9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3312" calcext:value-type="float">
            <text:p>69.9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8176" calcext:value-type="float">
            <text:p>69.9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9512" calcext:value-type="float">
            <text:p>70.0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5608" calcext:value-type="float">
            <text:p>70.0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4272" calcext:value-type="float">
            <text:p>69.9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732" calcext:value-type="float">
            <text:p>69.9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3896" calcext:value-type="float">
            <text:p>70.0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0848" calcext:value-type="float">
            <text:p>70.0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3416" calcext:value-type="float">
            <text:p>70.0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684" calcext:value-type="float">
            <text:p>69.9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5128" calcext:value-type="float">
            <text:p>69.9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8176" calcext:value-type="float">
            <text:p>69.9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1224" calcext:value-type="float">
            <text:p>69.9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5608" calcext:value-type="float">
            <text:p>70.0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8176" calcext:value-type="float">
            <text:p>69.9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732" calcext:value-type="float">
            <text:p>69.9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5608" calcext:value-type="float">
            <text:p>70.0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828" calcext:value-type="float">
            <text:p>70.0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1328" calcext:value-type="float">
            <text:p>70.0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7424" calcext:value-type="float">
            <text:p>70.0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6568" calcext:value-type="float">
            <text:p>70.0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5608" calcext:value-type="float">
            <text:p>70.0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4272" calcext:value-type="float">
            <text:p>69.9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5128" calcext:value-type="float">
            <text:p>69.9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8176" calcext:value-type="float">
            <text:p>69.9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9032" calcext:value-type="float">
            <text:p>69.9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208" calcext:value-type="float">
            <text:p>69.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588" calcext:value-type="float">
            <text:p>69.9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016" calcext:value-type="float">
            <text:p>69.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492" calcext:value-type="float">
            <text:p>69.8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3688" calcext:value-type="float">
            <text:p>69.8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5024" calcext:value-type="float">
            <text:p>69.9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064" calcext:value-type="float">
            <text:p>69.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9304" calcext:value-type="float">
            <text:p>69.8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4544" calcext:value-type="float">
            <text:p>69.8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8072" calcext:value-type="float">
            <text:p>69.9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9512" calcext:value-type="float">
            <text:p>70.0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9136" calcext:value-type="float">
            <text:p>70.0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1328" calcext:value-type="float">
            <text:p>70.0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1328" calcext:value-type="float">
            <text:p>70.0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9512" calcext:value-type="float">
            <text:p>70.0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5024" calcext:value-type="float">
            <text:p>69.9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5024" calcext:value-type="float">
            <text:p>69.9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8552" calcext:value-type="float">
            <text:p>69.9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732" calcext:value-type="float">
            <text:p>69.9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9408" calcext:value-type="float">
            <text:p>69.9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5024" calcext:value-type="float">
            <text:p>69.9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5024" calcext:value-type="float">
            <text:p>69.9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5024" calcext:value-type="float">
            <text:p>69.9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3312" calcext:value-type="float">
            <text:p>69.9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636" calcext:value-type="float">
            <text:p>69.9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3792" calcext:value-type="float">
            <text:p>69.9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5984" calcext:value-type="float">
            <text:p>69.9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0744" calcext:value-type="float">
            <text:p>69.9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684" calcext:value-type="float">
            <text:p>69.9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3792" calcext:value-type="float">
            <text:p>69.9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732" calcext:value-type="float">
            <text:p>69.9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8176" calcext:value-type="float">
            <text:p>69.9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0744" calcext:value-type="float">
            <text:p>69.9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2456" calcext:value-type="float">
            <text:p>69.9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636" calcext:value-type="float">
            <text:p>69.9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5128" calcext:value-type="float">
            <text:p>69.9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4376" calcext:value-type="float">
            <text:p>70.0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8656" calcext:value-type="float">
            <text:p>70.0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732" calcext:value-type="float">
            <text:p>69.9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5608" calcext:value-type="float">
            <text:p>70.0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876" calcext:value-type="float">
            <text:p>70.0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97904" calcext:value-type="float">
            <text:p>70.0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352" calcext:value-type="float">
            <text:p>70.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924" calcext:value-type="float">
            <text:p>70.1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7048" calcext:value-type="float">
            <text:p>70.1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448" calcext:value-type="float">
            <text:p>70.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0952" calcext:value-type="float">
            <text:p>70.1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1328" calcext:value-type="float">
            <text:p>70.0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4752" calcext:value-type="float">
            <text:p>70.0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0744" calcext:value-type="float">
            <text:p>69.9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0744" calcext:value-type="float">
            <text:p>69.9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4376" calcext:value-type="float">
            <text:p>70.0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0848" calcext:value-type="float">
            <text:p>70.0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6464" calcext:value-type="float">
            <text:p>70.0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256" calcext:value-type="float">
            <text:p>70.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5232" calcext:value-type="float">
            <text:p>70.0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352" calcext:value-type="float">
            <text:p>70.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6568" calcext:value-type="float">
            <text:p>70.0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1328" calcext:value-type="float">
            <text:p>70.0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0368" calcext:value-type="float">
            <text:p>70.0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8176" calcext:value-type="float">
            <text:p>69.9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78" calcext:value-type="float">
            <text:p>70.0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352" calcext:value-type="float">
            <text:p>70.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0368" calcext:value-type="float">
            <text:p>70.0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636" calcext:value-type="float">
            <text:p>69.9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9992" calcext:value-type="float">
            <text:p>70.0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3416" calcext:value-type="float">
            <text:p>70.0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2832" calcext:value-type="float">
            <text:p>69.9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064" calcext:value-type="float">
            <text:p>69.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0264" calcext:value-type="float">
            <text:p>69.9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9888" calcext:value-type="float">
            <text:p>69.9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684" calcext:value-type="float">
            <text:p>69.9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9512" calcext:value-type="float">
            <text:p>70.0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828" calcext:value-type="float">
            <text:p>70.0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4168" calcext:value-type="float">
            <text:p>69.9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5024" calcext:value-type="float">
            <text:p>69.9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6736" calcext:value-type="float">
            <text:p>69.8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7696" calcext:value-type="float">
            <text:p>69.9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8824" calcext:value-type="float">
            <text:p>69.8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492" calcext:value-type="float">
            <text:p>69.8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1976" calcext:value-type="float">
            <text:p>69.9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9408" calcext:value-type="float">
            <text:p>69.9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636" calcext:value-type="float">
            <text:p>69.9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5984" calcext:value-type="float">
            <text:p>69.9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6256" calcext:value-type="float">
            <text:p>69.8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2-25 2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9304" calcext:value-type="float">
            <text:p>69.8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8448" calcext:value-type="float">
            <text:p>69.8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588" calcext:value-type="float">
            <text:p>69.9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9888" calcext:value-type="float">
            <text:p>69.9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5608" calcext:value-type="float">
            <text:p>70.0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1704" calcext:value-type="float">
            <text:p>70.0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304" calcext:value-type="float">
            <text:p>70.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8928" calcext:value-type="float">
            <text:p>69.9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1976" calcext:value-type="float">
            <text:p>69.9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9888" calcext:value-type="float">
            <text:p>69.9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2352" calcext:value-type="float">
            <text:p>69.8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3688" calcext:value-type="float">
            <text:p>69.8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3312" calcext:value-type="float">
            <text:p>69.9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1392" calcext:value-type="float">
            <text:p>69.8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064" calcext:value-type="float">
            <text:p>69.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3688" calcext:value-type="float">
            <text:p>69.8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5776" calcext:value-type="float">
            <text:p>69.8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968" calcext:value-type="float">
            <text:p>69.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0536" calcext:value-type="float">
            <text:p>69.8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6152" calcext:value-type="float">
            <text:p>69.7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3584" calcext:value-type="float">
            <text:p>69.8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2248" calcext:value-type="float">
            <text:p>69.8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0056" calcext:value-type="float">
            <text:p>69.7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3104" calcext:value-type="float">
            <text:p>69.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4816" calcext:value-type="float">
            <text:p>69.7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9096" calcext:value-type="float">
            <text:p>69.7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9096" calcext:value-type="float">
            <text:p>69.7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47384" calcext:value-type="float">
            <text:p>69.7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1768" calcext:value-type="float">
            <text:p>69.7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0056" calcext:value-type="float">
            <text:p>69.7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41288" calcext:value-type="float">
            <text:p>69.7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1768" calcext:value-type="float">
            <text:p>69.7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7968" calcext:value-type="float">
            <text:p>69.8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6152" calcext:value-type="float">
            <text:p>69.7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016" calcext:value-type="float">
            <text:p>69.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444" calcext:value-type="float">
            <text:p>69.8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2728" calcext:value-type="float">
            <text:p>69.8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3856" calcext:value-type="float">
            <text:p>69.7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4232" calcext:value-type="float">
            <text:p>69.6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7008" calcext:value-type="float">
            <text:p>69.7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6256" calcext:value-type="float">
            <text:p>69.8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5776" calcext:value-type="float">
            <text:p>69.8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6632" calcext:value-type="float">
            <text:p>69.8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776" calcext:value-type="float">
            <text:p>69.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6424" calcext:value-type="float">
            <text:p>69.6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7008" calcext:value-type="float">
            <text:p>69.7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44336" calcext:value-type="float">
            <text:p>69.7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8824" calcext:value-type="float">
            <text:p>69.8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9304" calcext:value-type="float">
            <text:p>69.8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3208" calcext:value-type="float">
            <text:p>69.8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6048" calcext:value-type="float">
            <text:p>69.7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9096" calcext:value-type="float">
            <text:p>69.7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5776" calcext:value-type="float">
            <text:p>69.8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968" calcext:value-type="float">
            <text:p>69.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5776" calcext:value-type="float">
            <text:p>69.8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1768" calcext:value-type="float">
            <text:p>69.7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9952" calcext:value-type="float">
            <text:p>69.7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9576" calcext:value-type="float">
            <text:p>69.7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3856" calcext:value-type="float">
            <text:p>69.7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6904" calcext:value-type="float">
            <text:p>69.7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35192" calcext:value-type="float">
            <text:p>69.7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32144" calcext:value-type="float">
            <text:p>69.7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6152" calcext:value-type="float">
            <text:p>69.7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1768" calcext:value-type="float">
            <text:p>69.7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5776" calcext:value-type="float">
            <text:p>69.8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1496" calcext:value-type="float">
            <text:p>69.8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7968" calcext:value-type="float">
            <text:p>69.8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1016" calcext:value-type="float">
            <text:p>69.8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3584" calcext:value-type="float">
            <text:p>69.8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0536" calcext:value-type="float">
            <text:p>69.8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5296" calcext:value-type="float">
            <text:p>69.8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4064" calcext:value-type="float">
            <text:p>69.8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7488" calcext:value-type="float">
            <text:p>69.8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1872" calcext:value-type="float">
            <text:p>69.8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2832" calcext:value-type="float">
            <text:p>69.9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968" calcext:value-type="float">
            <text:p>69.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7864" calcext:value-type="float">
            <text:p>69.7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7864" calcext:value-type="float">
            <text:p>69.7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2352" calcext:value-type="float">
            <text:p>69.8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7216" calcext:value-type="float">
            <text:p>69.9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112" calcext:value-type="float">
            <text:p>69.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064" calcext:value-type="float">
            <text:p>69.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16" calcext:value-type="float">
            <text:p>69.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684" calcext:value-type="float">
            <text:p>69.9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636" calcext:value-type="float">
            <text:p>69.9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636" calcext:value-type="float">
            <text:p>69.9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3792" calcext:value-type="float">
            <text:p>69.9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3312" calcext:value-type="float">
            <text:p>69.9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1016" calcext:value-type="float">
            <text:p>69.8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8928" calcext:value-type="float">
            <text:p>69.9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588" calcext:value-type="float">
            <text:p>69.9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7592" calcext:value-type="float">
            <text:p>69.8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1976" calcext:value-type="float">
            <text:p>69.9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2936" calcext:value-type="float">
            <text:p>69.9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8656" calcext:value-type="float">
            <text:p>70.0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4752" calcext:value-type="float">
            <text:p>70.0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8928" calcext:value-type="float">
            <text:p>69.9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2728" calcext:value-type="float">
            <text:p>69.8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7968" calcext:value-type="float">
            <text:p>69.8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2832" calcext:value-type="float">
            <text:p>69.9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9408" calcext:value-type="float">
            <text:p>69.9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9512" calcext:value-type="float">
            <text:p>70.0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9032" calcext:value-type="float">
            <text:p>69.9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4648" calcext:value-type="float">
            <text:p>69.9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4752" calcext:value-type="float">
            <text:p>70.0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3896" calcext:value-type="float">
            <text:p>70.0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1704" calcext:value-type="float">
            <text:p>70.0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1-08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5232" calcext:value-type="float">
            <text:p>70.0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0848" calcext:value-type="float">
            <text:p>70.0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9888" calcext:value-type="float">
            <text:p>69.9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684" calcext:value-type="float">
            <text:p>69.9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256" calcext:value-type="float">
            <text:p>70.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7424" calcext:value-type="float">
            <text:p>70.0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7528" calcext:value-type="float">
            <text:p>70.1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0472" calcext:value-type="float">
            <text:p>70.0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2184" calcext:value-type="float">
            <text:p>70.0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0096" calcext:value-type="float">
            <text:p>70.1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25336" calcext:value-type="float">
            <text:p>70.1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448" calcext:value-type="float">
            <text:p>70.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2392" calcext:value-type="float">
            <text:p>70.1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1536" calcext:value-type="float">
            <text:p>70.2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9344" calcext:value-type="float">
            <text:p>70.1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068" calcext:value-type="float">
            <text:p>70.2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64" calcext:value-type="float">
            <text:p>70.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8488" calcext:value-type="float">
            <text:p>70.1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8112" calcext:value-type="float">
            <text:p>70.2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8968" calcext:value-type="float">
            <text:p>70.2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2872" calcext:value-type="float">
            <text:p>70.2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116" calcext:value-type="float">
            <text:p>70.2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8968" calcext:value-type="float">
            <text:p>70.2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9824" calcext:value-type="float">
            <text:p>70.2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3728" calcext:value-type="float">
            <text:p>70.2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2016" calcext:value-type="float">
            <text:p>70.2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8112" calcext:value-type="float">
            <text:p>70.2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5064" calcext:value-type="float">
            <text:p>70.2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5064" calcext:value-type="float">
            <text:p>70.2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544" calcext:value-type="float">
            <text:p>70.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6776" calcext:value-type="float">
            <text:p>70.2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116" calcext:value-type="float">
            <text:p>70.2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4584" calcext:value-type="float">
            <text:p>70.2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6776" calcext:value-type="float">
            <text:p>70.2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1536" calcext:value-type="float">
            <text:p>70.2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71056" calcext:value-type="float">
            <text:p>70.1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6296" calcext:value-type="float">
            <text:p>70.1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4584" calcext:value-type="float">
            <text:p>70.2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2392" calcext:value-type="float">
            <text:p>70.1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6776" calcext:value-type="float">
            <text:p>70.2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8488" calcext:value-type="float">
            <text:p>70.1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3248" calcext:value-type="float">
            <text:p>70.1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068" calcext:value-type="float">
            <text:p>70.2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9824" calcext:value-type="float">
            <text:p>70.2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3728" calcext:value-type="float">
            <text:p>70.2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8112" calcext:value-type="float">
            <text:p>70.2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4688" calcext:value-type="float">
            <text:p>70.2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0784" calcext:value-type="float">
            <text:p>70.2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688" calcext:value-type="float">
            <text:p>70.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0784" calcext:value-type="float">
            <text:p>70.2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688" calcext:value-type="float">
            <text:p>70.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8216" calcext:value-type="float">
            <text:p>70.3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3936" calcext:value-type="float">
            <text:p>70.3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4896" calcext:value-type="float">
            <text:p>70.4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45376" calcext:value-type="float">
            <text:p>70.4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8904" calcext:value-type="float">
            <text:p>70.4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4624" calcext:value-type="float">
            <text:p>70.5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12" calcext:value-type="float">
            <text:p>70.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2056" calcext:value-type="float">
            <text:p>70.5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3768" calcext:value-type="float">
            <text:p>70.5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4624" calcext:value-type="float">
            <text:p>70.5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8528" calcext:value-type="float">
            <text:p>70.5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8528" calcext:value-type="float">
            <text:p>70.5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3288" calcext:value-type="float">
            <text:p>70.5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9384" calcext:value-type="float">
            <text:p>70.5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1576" calcext:value-type="float">
            <text:p>70.5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3768" calcext:value-type="float">
            <text:p>70.5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9384" calcext:value-type="float">
            <text:p>70.5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024" calcext:value-type="float">
            <text:p>70.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5" calcext:value-type="float">
            <text:p>70.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8048" calcext:value-type="float">
            <text:p>70.4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6336" calcext:value-type="float">
            <text:p>70.5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3288" calcext:value-type="float">
            <text:p>70.5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1096" calcext:value-type="float">
            <text:p>70.4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1952" calcext:value-type="float">
            <text:p>70.4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976" calcext:value-type="float">
            <text:p>70.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7568" calcext:value-type="float">
            <text:p>70.4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1472" calcext:value-type="float">
            <text:p>70.4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0616" calcext:value-type="float">
            <text:p>70.4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1472" calcext:value-type="float">
            <text:p>70.4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1472" calcext:value-type="float">
            <text:p>70.4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2808" calcext:value-type="float">
            <text:p>70.4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7088" calcext:value-type="float">
            <text:p>70.4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9176" calcext:value-type="float">
            <text:p>70.3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9176" calcext:value-type="float">
            <text:p>70.3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404" calcext:value-type="float">
            <text:p>70.4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3184" calcext:value-type="float">
            <text:p>70.4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0136" calcext:value-type="float">
            <text:p>70.4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3184" calcext:value-type="float">
            <text:p>70.4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976" calcext:value-type="float">
            <text:p>70.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5" calcext:value-type="float">
            <text:p>70.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1472" calcext:value-type="float">
            <text:p>70.4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42328" calcext:value-type="float">
            <text:p>70.4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0616" calcext:value-type="float">
            <text:p>70.4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452" calcext:value-type="float">
            <text:p>70.4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45376" calcext:value-type="float">
            <text:p>70.4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452" calcext:value-type="float">
            <text:p>70.4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024" calcext:value-type="float">
            <text:p>70.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9384" calcext:value-type="float">
            <text:p>70.5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7192" calcext:value-type="float">
            <text:p>70.4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1096" calcext:value-type="float">
            <text:p>70.4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5856" calcext:value-type="float">
            <text:p>70.4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976" calcext:value-type="float">
            <text:p>70.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2808" calcext:value-type="float">
            <text:p>70.4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1096" calcext:value-type="float">
            <text:p>70.4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7568" calcext:value-type="float">
            <text:p>70.4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3184" calcext:value-type="float">
            <text:p>70.4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6232" calcext:value-type="float">
            <text:p>70.4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3664" calcext:value-type="float">
            <text:p>70.4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5" calcext:value-type="float">
            <text:p>70.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3664" calcext:value-type="float">
            <text:p>70.4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1472" calcext:value-type="float">
            <text:p>70.4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452" calcext:value-type="float">
            <text:p>70.4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0136" calcext:value-type="float">
            <text:p>70.4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1848" calcext:value-type="float">
            <text:p>70.4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9176" calcext:value-type="float">
            <text:p>70.3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1848" calcext:value-type="float">
            <text:p>70.4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9176" calcext:value-type="float">
            <text:p>70.3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9176" calcext:value-type="float">
            <text:p>70.3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0032" calcext:value-type="float">
            <text:p>70.3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5272" calcext:value-type="float">
            <text:p>70.3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9656" calcext:value-type="float">
            <text:p>70.3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1264" calcext:value-type="float">
            <text:p>70.3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4688" calcext:value-type="float">
            <text:p>70.2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9928" calcext:value-type="float">
            <text:p>70.2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5168" calcext:value-type="float">
            <text:p>70.3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4312" calcext:value-type="float">
            <text:p>70.3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3456" calcext:value-type="float">
            <text:p>70.3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784" calcext:value-type="float">
            <text:p>70.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832" calcext:value-type="float">
            <text:p>70.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2704" calcext:value-type="float">
            <text:p>70.4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7088" calcext:value-type="float">
            <text:p>70.4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6984" calcext:value-type="float">
            <text:p>70.3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212" calcext:value-type="float">
            <text:p>70.3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6024" calcext:value-type="float">
            <text:p>70.2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0408" calcext:value-type="float">
            <text:p>70.3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0888" calcext:value-type="float">
            <text:p>70.3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356" calcext:value-type="float">
            <text:p>70.3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7088" calcext:value-type="float">
            <text:p>70.4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4416" calcext:value-type="float">
            <text:p>70.3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2224" calcext:value-type="float">
            <text:p>70.3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7464" calcext:value-type="float">
            <text:p>70.3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832" calcext:value-type="float">
            <text:p>70.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26" calcext:value-type="float">
            <text:p>70.3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5168" calcext:value-type="float">
            <text:p>70.3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9072" calcext:value-type="float">
            <text:p>70.2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5648" calcext:value-type="float">
            <text:p>70.3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308" calcext:value-type="float">
            <text:p>70.3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0888" calcext:value-type="float">
            <text:p>70.3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26" calcext:value-type="float">
            <text:p>70.3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9176" calcext:value-type="float">
            <text:p>70.3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1744" calcext:value-type="float">
            <text:p>70.3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26" calcext:value-type="float">
            <text:p>70.3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164" calcext:value-type="float">
            <text:p>70.2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9448" calcext:value-type="float">
            <text:p>70.2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164" calcext:value-type="float">
            <text:p>70.2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4208" calcext:value-type="float">
            <text:p>70.2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64" calcext:value-type="float">
            <text:p>70.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8112" calcext:value-type="float">
            <text:p>70.2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5064" calcext:value-type="float">
            <text:p>70.2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7256" calcext:value-type="float">
            <text:p>70.2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4688" calcext:value-type="float">
            <text:p>70.2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8592" calcext:value-type="float">
            <text:p>70.2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116" calcext:value-type="float">
            <text:p>70.2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8112" calcext:value-type="float">
            <text:p>70.2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4688" calcext:value-type="float">
            <text:p>70.2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3832" calcext:value-type="float">
            <text:p>70.2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2496" calcext:value-type="float">
            <text:p>70.2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3456" calcext:value-type="float">
            <text:p>70.3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9176" calcext:value-type="float">
            <text:p>70.3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6024" calcext:value-type="float">
            <text:p>70.2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4688" calcext:value-type="float">
            <text:p>70.2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688" calcext:value-type="float">
            <text:p>70.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9928" calcext:value-type="float">
            <text:p>70.2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0888" calcext:value-type="float">
            <text:p>70.3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1744" calcext:value-type="float">
            <text:p>70.3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1264" calcext:value-type="float">
            <text:p>70.3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9072" calcext:value-type="float">
            <text:p>70.2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3832" calcext:value-type="float">
            <text:p>70.2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8216" calcext:value-type="float">
            <text:p>70.3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3456" calcext:value-type="float">
            <text:p>70.3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688" calcext:value-type="float">
            <text:p>70.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8112" calcext:value-type="float">
            <text:p>70.2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7256" calcext:value-type="float">
            <text:p>70.2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9448" calcext:value-type="float">
            <text:p>70.2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0408" calcext:value-type="float">
            <text:p>70.3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212" calcext:value-type="float">
            <text:p>70.3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9552" calcext:value-type="float">
            <text:p>70.3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2704" calcext:value-type="float">
            <text:p>70.4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9552" calcext:value-type="float">
            <text:p>70.3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0408" calcext:value-type="float">
            <text:p>70.3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5544" calcext:value-type="float">
            <text:p>70.2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64" calcext:value-type="float">
            <text:p>70.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9824" calcext:value-type="float">
            <text:p>70.2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74104" calcext:value-type="float">
            <text:p>70.1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5064" calcext:value-type="float">
            <text:p>70.2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9448" calcext:value-type="float">
            <text:p>70.2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6024" calcext:value-type="float">
            <text:p>70.2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4688" calcext:value-type="float">
            <text:p>70.2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3728" calcext:value-type="float">
            <text:p>70.2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6672" calcext:value-type="float">
            <text:p>70.1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3624" calcext:value-type="float">
            <text:p>70.1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77152" calcext:value-type="float">
            <text:p>70.1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448" calcext:value-type="float">
            <text:p>70.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972" calcext:value-type="float">
            <text:p>70.1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77152" calcext:value-type="float">
            <text:p>70.1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3248" calcext:value-type="float">
            <text:p>70.1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1432" calcext:value-type="float">
            <text:p>70.1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5232" calcext:value-type="float">
            <text:p>70.0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352" calcext:value-type="float">
            <text:p>70.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0952" calcext:value-type="float">
            <text:p>70.1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9616" calcext:value-type="float">
            <text:p>70.0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6192" calcext:value-type="float">
            <text:p>70.1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0472" calcext:value-type="float">
            <text:p>70.0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5608" calcext:value-type="float">
            <text:p>70.0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588" calcext:value-type="float">
            <text:p>69.9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3208" calcext:value-type="float">
            <text:p>69.8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2936" calcext:value-type="float">
            <text:p>69.9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9888" calcext:value-type="float">
            <text:p>69.9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16" calcext:value-type="float">
            <text:p>69.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4648" calcext:value-type="float">
            <text:p>69.9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9888" calcext:value-type="float">
            <text:p>69.9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9032" calcext:value-type="float">
            <text:p>69.9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5024" calcext:value-type="float">
            <text:p>69.9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9784" calcext:value-type="float">
            <text:p>69.8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8824" calcext:value-type="float">
            <text:p>69.8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44336" calcext:value-type="float">
            <text:p>69.7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9096" calcext:value-type="float">
            <text:p>69.7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872" calcext:value-type="float">
            <text:p>69.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1392" calcext:value-type="float">
            <text:p>69.8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2728" calcext:value-type="float">
            <text:p>69.8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7488" calcext:value-type="float">
            <text:p>69.8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1184" calcext:value-type="float">
            <text:p>69.6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156" calcext:value-type="float">
            <text:p>69.6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204" calcext:value-type="float">
            <text:p>69.6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8992" calcext:value-type="float">
            <text:p>69.6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5464" calcext:value-type="float">
            <text:p>69.6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632" calcext:value-type="float">
            <text:p>69.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0704" calcext:value-type="float">
            <text:p>69.6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0328" calcext:value-type="float">
            <text:p>69.6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3856" calcext:value-type="float">
            <text:p>69.7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0704" calcext:value-type="float">
            <text:p>69.6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7176" calcext:value-type="float">
            <text:p>69.6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4608" calcext:value-type="float">
            <text:p>69.6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4232" calcext:value-type="float">
            <text:p>69.6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252" calcext:value-type="float">
            <text:p>69.6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4712" calcext:value-type="float">
            <text:p>69.7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204" calcext:value-type="float">
            <text:p>69.6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156" calcext:value-type="float">
            <text:p>69.6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6904" calcext:value-type="float">
            <text:p>69.7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8616" calcext:value-type="float">
            <text:p>69.6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0808" calcext:value-type="float">
            <text:p>69.7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47384" calcext:value-type="float">
            <text:p>69.7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776" calcext:value-type="float">
            <text:p>69.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4816" calcext:value-type="float">
            <text:p>69.7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4816" calcext:value-type="float">
            <text:p>69.7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7864" calcext:value-type="float">
            <text:p>69.7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3104" calcext:value-type="float">
            <text:p>69.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3856" calcext:value-type="float">
            <text:p>69.7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3376" calcext:value-type="float">
            <text:p>69.6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0432" calcext:value-type="float">
            <text:p>69.7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6528" calcext:value-type="float">
            <text:p>69.7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5568" calcext:value-type="float">
            <text:p>69.6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4816" calcext:value-type="float">
            <text:p>69.7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1392" calcext:value-type="float">
            <text:p>69.8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728" calcext:value-type="float">
            <text:p>69.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68" calcext:value-type="float">
            <text:p>69.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1184" calcext:value-type="float">
            <text:p>69.6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348" calcext:value-type="float">
            <text:p>69.7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968" calcext:value-type="float">
            <text:p>69.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7112" calcext:value-type="float">
            <text:p>69.8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8448" calcext:value-type="float">
            <text:p>69.8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112" calcext:value-type="float">
            <text:p>69.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3688" calcext:value-type="float">
            <text:p>69.8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1392" calcext:value-type="float">
            <text:p>69.8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3584" calcext:value-type="float">
            <text:p>69.8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7488" calcext:value-type="float">
            <text:p>69.8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6152" calcext:value-type="float">
            <text:p>69.7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7968" calcext:value-type="float">
            <text:p>69.8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1976" calcext:value-type="float">
            <text:p>69.9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1496" calcext:value-type="float">
            <text:p>69.8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444" calcext:value-type="float">
            <text:p>69.8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444" calcext:value-type="float">
            <text:p>69.8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112" calcext:value-type="float">
            <text:p>69.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4064" calcext:value-type="float">
            <text:p>69.8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7968" calcext:value-type="float">
            <text:p>69.8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1392" calcext:value-type="float">
            <text:p>69.8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348" calcext:value-type="float">
            <text:p>69.7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252" calcext:value-type="float">
            <text:p>69.6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6528" calcext:value-type="float">
            <text:p>69.7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3104" calcext:value-type="float">
            <text:p>69.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9472" calcext:value-type="float">
            <text:p>69.6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776" calcext:value-type="float">
            <text:p>69.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6152" calcext:value-type="float">
            <text:p>69.7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0912" calcext:value-type="float">
            <text:p>69.7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6152" calcext:value-type="float">
            <text:p>69.7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3208" calcext:value-type="float">
            <text:p>69.8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4064" calcext:value-type="float">
            <text:p>69.8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2832" calcext:value-type="float">
            <text:p>69.9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1872" calcext:value-type="float">
            <text:p>69.8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9304" calcext:value-type="float">
            <text:p>69.8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1976" calcext:value-type="float">
            <text:p>69.9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7592" calcext:value-type="float">
            <text:p>69.8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4064" calcext:value-type="float">
            <text:p>69.8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3584" calcext:value-type="float">
            <text:p>69.8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2352" calcext:value-type="float">
            <text:p>69.8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5296" calcext:value-type="float">
            <text:p>69.8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4544" calcext:value-type="float">
            <text:p>69.8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3688" calcext:value-type="float">
            <text:p>69.8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1496" calcext:value-type="float">
            <text:p>69.8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8448" calcext:value-type="float">
            <text:p>69.8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4168" calcext:value-type="float">
            <text:p>69.9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3688" calcext:value-type="float">
            <text:p>69.8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5504" calcext:value-type="float">
            <text:p>69.9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8552" calcext:value-type="float">
            <text:p>69.9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2456" calcext:value-type="float">
            <text:p>69.9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5984" calcext:value-type="float">
            <text:p>69.9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3792" calcext:value-type="float">
            <text:p>69.9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2456" calcext:value-type="float">
            <text:p>69.9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2936" calcext:value-type="float">
            <text:p>69.9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064" calcext:value-type="float">
            <text:p>69.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7112" calcext:value-type="float">
            <text:p>69.8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9784" calcext:value-type="float">
            <text:p>69.8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3416" calcext:value-type="float">
            <text:p>70.0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6464" calcext:value-type="float">
            <text:p>70.0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5128" calcext:value-type="float">
            <text:p>69.9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4648" calcext:value-type="float">
            <text:p>69.9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2456" calcext:value-type="float">
            <text:p>69.9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4168" calcext:value-type="float">
            <text:p>69.9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7592" calcext:value-type="float">
            <text:p>69.8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5504" calcext:value-type="float">
            <text:p>69.9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2184" calcext:value-type="float">
            <text:p>70.0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352" calcext:value-type="float">
            <text:p>70.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1704" calcext:value-type="float">
            <text:p>70.0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208" calcext:value-type="float">
            <text:p>69.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3416" calcext:value-type="float">
            <text:p>70.0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208" calcext:value-type="float">
            <text:p>69.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2184" calcext:value-type="float">
            <text:p>70.0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5712" calcext:value-type="float">
            <text:p>70.0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2456" calcext:value-type="float">
            <text:p>69.9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0264" calcext:value-type="float">
            <text:p>69.9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1704" calcext:value-type="float">
            <text:p>70.0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8656" calcext:value-type="float">
            <text:p>70.0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78" calcext:value-type="float">
            <text:p>70.0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876" calcext:value-type="float">
            <text:p>70.0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924" calcext:value-type="float">
            <text:p>70.1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496" calcext:value-type="float">
            <text:p>70.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972" calcext:value-type="float">
            <text:p>70.1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3624" calcext:value-type="float">
            <text:p>70.1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448" calcext:value-type="float">
            <text:p>70.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4376" calcext:value-type="float">
            <text:p>70.0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2184" calcext:value-type="float">
            <text:p>70.0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5232" calcext:value-type="float">
            <text:p>70.0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6568" calcext:value-type="float">
            <text:p>70.0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3144" calcext:value-type="float">
            <text:p>70.1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7528" calcext:value-type="float">
            <text:p>70.1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6672" calcext:value-type="float">
            <text:p>70.1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74104" calcext:value-type="float">
            <text:p>70.1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6776" calcext:value-type="float">
            <text:p>70.2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8592" calcext:value-type="float">
            <text:p>70.2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2496" calcext:value-type="float">
            <text:p>70.2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496" calcext:value-type="float">
            <text:p>70.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3624" calcext:value-type="float">
            <text:p>70.1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02" calcext:value-type="float">
            <text:p>70.1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8864" calcext:value-type="float">
            <text:p>70.1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5816" calcext:value-type="float">
            <text:p>70.1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0576" calcext:value-type="float">
            <text:p>70.1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6672" calcext:value-type="float">
            <text:p>70.1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8864" calcext:value-type="float">
            <text:p>70.1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74104" calcext:value-type="float">
            <text:p>70.1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4584" calcext:value-type="float">
            <text:p>70.2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7256" calcext:value-type="float">
            <text:p>70.2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9344" calcext:value-type="float">
            <text:p>70.1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8112" calcext:value-type="float">
            <text:p>70.2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4312" calcext:value-type="float">
            <text:p>70.3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784" calcext:value-type="float">
            <text:p>70.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6504" calcext:value-type="float">
            <text:p>70.3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4584" calcext:value-type="float">
            <text:p>70.2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8864" calcext:value-type="float">
            <text:p>70.1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74104" calcext:value-type="float">
            <text:p>70.1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9448" calcext:value-type="float">
            <text:p>70.2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9072" calcext:value-type="float">
            <text:p>70.2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6984" calcext:value-type="float">
            <text:p>70.3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7088" calcext:value-type="float">
            <text:p>70.4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7944" calcext:value-type="float">
            <text:p>70.4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6128" calcext:value-type="float">
            <text:p>70.3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4312" calcext:value-type="float">
            <text:p>70.3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9552" calcext:value-type="float">
            <text:p>70.3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308" calcext:value-type="float">
            <text:p>70.3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7464" calcext:value-type="float">
            <text:p>70.3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4416" calcext:value-type="float">
            <text:p>70.3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6128" calcext:value-type="float">
            <text:p>70.3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0032" calcext:value-type="float">
            <text:p>70.3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2224" calcext:value-type="float">
            <text:p>70.3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9656" calcext:value-type="float">
            <text:p>70.3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0032" calcext:value-type="float">
            <text:p>70.3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26" calcext:value-type="float">
            <text:p>70.3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26" calcext:value-type="float">
            <text:p>70.3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6984" calcext:value-type="float">
            <text:p>70.3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4416" calcext:value-type="float">
            <text:p>70.3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6128" calcext:value-type="float">
            <text:p>70.3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832" calcext:value-type="float">
            <text:p>70.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0136" calcext:value-type="float">
            <text:p>70.4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1096" calcext:value-type="float">
            <text:p>70.4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7192" calcext:value-type="float">
            <text:p>70.4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8048" calcext:value-type="float">
            <text:p>70.4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8904" calcext:value-type="float">
            <text:p>70.4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7192" calcext:value-type="float">
            <text:p>70.4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596" calcext:value-type="float">
            <text:p>70.5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9384" calcext:value-type="float">
            <text:p>70.5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2056" calcext:value-type="float">
            <text:p>70.5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9488" calcext:value-type="float">
            <text:p>70.5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644" calcext:value-type="float">
            <text:p>70.5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5584" calcext:value-type="float">
            <text:p>70.5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9968" calcext:value-type="float">
            <text:p>70.6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168" calcext:value-type="float">
            <text:p>70.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7296" calcext:value-type="float">
            <text:p>70.5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3872" calcext:value-type="float">
            <text:p>70.6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4352" calcext:value-type="float">
            <text:p>70.6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5208" calcext:value-type="float">
            <text:p>70.6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3872" calcext:value-type="float">
            <text:p>70.6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3016" calcext:value-type="float">
            <text:p>70.6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8256" calcext:value-type="float">
            <text:p>70.6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216" calcext:value-type="float">
            <text:p>70.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3872" calcext:value-type="float">
            <text:p>70.6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6064" calcext:value-type="float">
            <text:p>70.6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9112" calcext:value-type="float">
            <text:p>70.6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8256" calcext:value-type="float">
            <text:p>70.6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8256" calcext:value-type="float">
            <text:p>70.6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5208" calcext:value-type="float">
            <text:p>70.6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8256" calcext:value-type="float">
            <text:p>70.6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1304" calcext:value-type="float">
            <text:p>70.6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7776" calcext:value-type="float">
            <text:p>70.5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8632" calcext:value-type="float">
            <text:p>70.5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5584" calcext:value-type="float">
            <text:p>70.5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5584" calcext:value-type="float">
            <text:p>70.5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4352" calcext:value-type="float">
            <text:p>70.6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4728" calcext:value-type="float">
            <text:p>70.5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4248" calcext:value-type="float">
            <text:p>70.5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2912" calcext:value-type="float">
            <text:p>70.5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4624" calcext:value-type="float">
            <text:p>70.5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024" calcext:value-type="float">
            <text:p>70.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1096" calcext:value-type="float">
            <text:p>70.4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6336" calcext:value-type="float">
            <text:p>70.5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3288" calcext:value-type="float">
            <text:p>70.5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4144" calcext:value-type="float">
            <text:p>70.4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4144" calcext:value-type="float">
            <text:p>70.4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5856" calcext:value-type="float">
            <text:p>70.4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5" calcext:value-type="float">
            <text:p>70.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4144" calcext:value-type="float">
            <text:p>70.4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024" calcext:value-type="float">
            <text:p>70.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024" calcext:value-type="float">
            <text:p>70.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548" calcext:value-type="float">
            <text:p>70.5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2432" calcext:value-type="float">
            <text:p>70.5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024" calcext:value-type="float">
            <text:p>70.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5" calcext:value-type="float">
            <text:p>70.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8904" calcext:value-type="float">
            <text:p>70.4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024" calcext:value-type="float">
            <text:p>70.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3288" calcext:value-type="float">
            <text:p>70.5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8904" calcext:value-type="float">
            <text:p>70.4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6712" calcext:value-type="float">
            <text:p>70.4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1472" calcext:value-type="float">
            <text:p>70.4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452" calcext:value-type="float">
            <text:p>70.4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42328" calcext:value-type="float">
            <text:p>70.4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0136" calcext:value-type="float">
            <text:p>70.4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3184" calcext:value-type="float">
            <text:p>70.4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404" calcext:value-type="float">
            <text:p>70.4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7464" calcext:value-type="float">
            <text:p>70.3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0032" calcext:value-type="float">
            <text:p>70.3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4792" calcext:value-type="float">
            <text:p>70.3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5648" calcext:value-type="float">
            <text:p>70.3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784" calcext:value-type="float">
            <text:p>70.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784" calcext:value-type="float">
            <text:p>70.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0408" calcext:value-type="float">
            <text:p>70.3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736" calcext:value-type="float">
            <text:p>70.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6024" calcext:value-type="float">
            <text:p>70.2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8216" calcext:value-type="float">
            <text:p>70.3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0784" calcext:value-type="float">
            <text:p>70.2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7736" calcext:value-type="float">
            <text:p>70.2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5544" calcext:value-type="float">
            <text:p>70.2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164" calcext:value-type="float">
            <text:p>70.2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7736" calcext:value-type="float">
            <text:p>70.2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3352" calcext:value-type="float">
            <text:p>70.2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8592" calcext:value-type="float">
            <text:p>70.2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64" calcext:value-type="float">
            <text:p>70.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7256" calcext:value-type="float">
            <text:p>70.2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5064" calcext:value-type="float">
            <text:p>70.2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2016" calcext:value-type="float">
            <text:p>70.2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9824" calcext:value-type="float">
            <text:p>70.2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1536" calcext:value-type="float">
            <text:p>70.2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74104" calcext:value-type="float">
            <text:p>70.1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5816" calcext:value-type="float">
            <text:p>70.1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8008" calcext:value-type="float">
            <text:p>70.1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2768" calcext:value-type="float">
            <text:p>70.1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2768" calcext:value-type="float">
            <text:p>70.1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6672" calcext:value-type="float">
            <text:p>70.1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5816" calcext:value-type="float">
            <text:p>70.1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25336" calcext:value-type="float">
            <text:p>70.1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1432" calcext:value-type="float">
            <text:p>70.1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1432" calcext:value-type="float">
            <text:p>70.1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7528" calcext:value-type="float">
            <text:p>70.1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7528" calcext:value-type="float">
            <text:p>70.1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25336" calcext:value-type="float">
            <text:p>70.1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28384" calcext:value-type="float">
            <text:p>70.1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3624" calcext:value-type="float">
            <text:p>70.1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22288" calcext:value-type="float">
            <text:p>70.1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1432" calcext:value-type="float">
            <text:p>70.1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3624" calcext:value-type="float">
            <text:p>70.1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924" calcext:value-type="float">
            <text:p>70.1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0952" calcext:value-type="float">
            <text:p>70.1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91808" calcext:value-type="float">
            <text:p>70.0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3144" calcext:value-type="float">
            <text:p>70.1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924" calcext:value-type="float">
            <text:p>70.1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3624" calcext:value-type="float">
            <text:p>70.1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8864" calcext:value-type="float">
            <text:p>70.1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9344" calcext:value-type="float">
            <text:p>70.1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592" calcext:value-type="float">
            <text:p>70.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0304" calcext:value-type="float">
            <text:p>70.2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5064" calcext:value-type="float">
            <text:p>70.2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8968" calcext:value-type="float">
            <text:p>70.2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4584" calcext:value-type="float">
            <text:p>70.2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5064" calcext:value-type="float">
            <text:p>70.2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164" calcext:value-type="float">
            <text:p>70.2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4312" calcext:value-type="float">
            <text:p>70.3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116" calcext:value-type="float">
            <text:p>70.2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068" calcext:value-type="float">
            <text:p>70.2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2392" calcext:value-type="float">
            <text:p>70.1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116" calcext:value-type="float">
            <text:p>70.2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4312" calcext:value-type="float">
            <text:p>70.3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212" calcext:value-type="float">
            <text:p>70.3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8592" calcext:value-type="float">
            <text:p>70.2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5064" calcext:value-type="float">
            <text:p>70.2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9824" calcext:value-type="float">
            <text:p>70.2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9824" calcext:value-type="float">
            <text:p>70.2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0304" calcext:value-type="float">
            <text:p>70.2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116" calcext:value-type="float">
            <text:p>70.2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4208" calcext:value-type="float">
            <text:p>70.2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0304" calcext:value-type="float">
            <text:p>70.2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5064" calcext:value-type="float">
            <text:p>70.2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592" calcext:value-type="float">
            <text:p>70.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4208" calcext:value-type="float">
            <text:p>70.2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4208" calcext:value-type="float">
            <text:p>70.2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8112" calcext:value-type="float">
            <text:p>70.2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9824" calcext:value-type="float">
            <text:p>70.2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5168" calcext:value-type="float">
            <text:p>70.3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3728" calcext:value-type="float">
            <text:p>70.2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116" calcext:value-type="float">
            <text:p>70.2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3352" calcext:value-type="float">
            <text:p>70.2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4208" calcext:value-type="float">
            <text:p>70.2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736" calcext:value-type="float">
            <text:p>70.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6128" calcext:value-type="float">
            <text:p>70.3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8216" calcext:value-type="float">
            <text:p>70.3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0888" calcext:value-type="float">
            <text:p>70.3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0408" calcext:value-type="float">
            <text:p>70.3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3832" calcext:value-type="float">
            <text:p>70.2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4688" calcext:value-type="float">
            <text:p>70.2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9552" calcext:value-type="float">
            <text:p>70.3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7944" calcext:value-type="float">
            <text:p>70.4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212" calcext:value-type="float">
            <text:p>70.3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5544" calcext:value-type="float">
            <text:p>70.2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2496" calcext:value-type="float">
            <text:p>70.2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26" calcext:value-type="float">
            <text:p>70.3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48424" calcext:value-type="float">
            <text:p>70.4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404" calcext:value-type="float">
            <text:p>70.4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4896" calcext:value-type="float">
            <text:p>70.4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0136" calcext:value-type="float">
            <text:p>70.4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7088" calcext:value-type="float">
            <text:p>70.4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8216" calcext:value-type="float">
            <text:p>70.3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8112" calcext:value-type="float">
            <text:p>70.2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3352" calcext:value-type="float">
            <text:p>70.2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6024" calcext:value-type="float">
            <text:p>70.2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5272" calcext:value-type="float">
            <text:p>70.3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0784" calcext:value-type="float">
            <text:p>70.2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8592" calcext:value-type="float">
            <text:p>70.2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26" calcext:value-type="float">
            <text:p>70.3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356" calcext:value-type="float">
            <text:p>70.3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1264" calcext:value-type="float">
            <text:p>70.3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5544" calcext:value-type="float">
            <text:p>70.2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2496" calcext:value-type="float">
            <text:p>70.2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4208" calcext:value-type="float">
            <text:p>70.2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592" calcext:value-type="float">
            <text:p>70.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64" calcext:value-type="float">
            <text:p>70.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0304" calcext:value-type="float">
            <text:p>70.2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2496" calcext:value-type="float">
            <text:p>70.2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9176" calcext:value-type="float">
            <text:p>70.3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0032" calcext:value-type="float">
            <text:p>70.3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6504" calcext:value-type="float">
            <text:p>70.3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068" calcext:value-type="float">
            <text:p>70.2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8112" calcext:value-type="float">
            <text:p>70.2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212" calcext:value-type="float">
            <text:p>70.3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4688" calcext:value-type="float">
            <text:p>70.2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02" calcext:value-type="float">
            <text:p>70.1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972" calcext:value-type="float">
            <text:p>70.1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8488" calcext:value-type="float">
            <text:p>70.1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6776" calcext:value-type="float">
            <text:p>70.2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068" calcext:value-type="float">
            <text:p>70.2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8008" calcext:value-type="float">
            <text:p>70.1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5816" calcext:value-type="float">
            <text:p>70.1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1432" calcext:value-type="float">
            <text:p>70.1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6568" calcext:value-type="float">
            <text:p>70.0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1704" calcext:value-type="float">
            <text:p>70.0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9408" calcext:value-type="float">
            <text:p>69.9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8656" calcext:value-type="float">
            <text:p>70.0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9512" calcext:value-type="float">
            <text:p>70.0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2-27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4752" calcext:value-type="float">
            <text:p>70.0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54" calcext:value-type="float">
            <text:p>69.8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396" calcext:value-type="float">
            <text:p>69.7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7216" calcext:value-type="float">
            <text:p>69.9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5024" calcext:value-type="float">
            <text:p>69.9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6152" calcext:value-type="float">
            <text:p>69.7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3856" calcext:value-type="float">
            <text:p>69.7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252" calcext:value-type="float">
            <text:p>69.6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7008" calcext:value-type="float">
            <text:p>69.7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6632" calcext:value-type="float">
            <text:p>69.8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0536" calcext:value-type="float">
            <text:p>69.8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016" calcext:value-type="float">
            <text:p>69.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3" calcext:value-type="float">
            <text:p>69.7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3272" calcext:value-type="float">
            <text:p>69.6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632" calcext:value-type="float">
            <text:p>69.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4984" calcext:value-type="float">
            <text:p>69.5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776" calcext:value-type="float">
            <text:p>69.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2624" calcext:value-type="float">
            <text:p>69.7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8344" calcext:value-type="float">
            <text:p>69.8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5568" calcext:value-type="float">
            <text:p>69.6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5568" calcext:value-type="float">
            <text:p>69.6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7176" calcext:value-type="float">
            <text:p>69.6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8032" calcext:value-type="float">
            <text:p>69.5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8136" calcext:value-type="float">
            <text:p>69.6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4232" calcext:value-type="float">
            <text:p>69.6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0912" calcext:value-type="float">
            <text:p>69.7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776" calcext:value-type="float">
            <text:p>69.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4712" calcext:value-type="float">
            <text:p>69.7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252" calcext:value-type="float">
            <text:p>69.6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8992" calcext:value-type="float">
            <text:p>69.6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0224" calcext:value-type="float">
            <text:p>69.6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8888" calcext:value-type="float">
            <text:p>69.5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8512" calcext:value-type="float">
            <text:p>69.6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3376" calcext:value-type="float">
            <text:p>69.6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8032" calcext:value-type="float">
            <text:p>69.5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1832" calcext:value-type="float">
            <text:p>69.5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3168" calcext:value-type="float">
            <text:p>69.5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37072" calcext:value-type="float">
            <text:p>69.5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6592" calcext:value-type="float">
            <text:p>69.5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7448" calcext:value-type="float">
            <text:p>69.4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8304" calcext:value-type="float">
            <text:p>69.4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6008" calcext:value-type="float">
            <text:p>69.4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8576" calcext:value-type="float">
            <text:p>69.3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9912" calcext:value-type="float">
            <text:p>69.3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5528" calcext:value-type="float">
            <text:p>69.3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57824" calcext:value-type="float">
            <text:p>69.4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3168" calcext:value-type="float">
            <text:p>69.5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7448" calcext:value-type="float">
            <text:p>69.4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0392" calcext:value-type="float">
            <text:p>69.4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868" calcext:value-type="float">
            <text:p>69.4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8304" calcext:value-type="float">
            <text:p>69.4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18784" calcext:value-type="float">
            <text:p>69.5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0496" calcext:value-type="float">
            <text:p>69.5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60872" calcext:value-type="float">
            <text:p>69.4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15736" calcext:value-type="float">
            <text:p>69.5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6392" calcext:value-type="float">
            <text:p>69.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21248" calcext:value-type="float">
            <text:p>69.4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724" calcext:value-type="float">
            <text:p>69.3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6864" calcext:value-type="float">
            <text:p>69.3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6008" calcext:value-type="float">
            <text:p>69.4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6488" calcext:value-type="float">
            <text:p>69.4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2104" calcext:value-type="float">
            <text:p>69.4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5528" calcext:value-type="float">
            <text:p>69.3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82" calcext:value-type="float">
            <text:p>69.4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8304" calcext:value-type="float">
            <text:p>69.4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7448" calcext:value-type="float">
            <text:p>69.4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7552" calcext:value-type="float">
            <text:p>69.5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5464" calcext:value-type="float">
            <text:p>69.6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6488" calcext:value-type="float">
            <text:p>69.4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60872" calcext:value-type="float">
            <text:p>69.4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6216" calcext:value-type="float">
            <text:p>69.5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5256" calcext:value-type="float">
            <text:p>69.4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12688" calcext:value-type="float">
            <text:p>69.5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6112" calcext:value-type="float">
            <text:p>69.4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6392" calcext:value-type="float">
            <text:p>69.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0392" calcext:value-type="float">
            <text:p>69.4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4672" calcext:value-type="float">
            <text:p>69.3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9432" calcext:value-type="float">
            <text:p>69.3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5256" calcext:value-type="float">
            <text:p>69.4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1352" calcext:value-type="float">
            <text:p>69.4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8304" calcext:value-type="float">
            <text:p>69.4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488" calcext:value-type="float">
            <text:p>69.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6592" calcext:value-type="float">
            <text:p>69.5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54776" calcext:value-type="float">
            <text:p>69.4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2584" calcext:value-type="float">
            <text:p>69.4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6592" calcext:value-type="float">
            <text:p>69.5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1456" calcext:value-type="float">
            <text:p>69.5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0496" calcext:value-type="float">
            <text:p>69.5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30976" calcext:value-type="float">
            <text:p>69.5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012" calcext:value-type="float">
            <text:p>69.5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24296" calcext:value-type="float">
            <text:p>69.4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344" calcext:value-type="float">
            <text:p>69.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868" calcext:value-type="float">
            <text:p>69.4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344" calcext:value-type="float">
            <text:p>69.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37072" calcext:value-type="float">
            <text:p>69.5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0016" calcext:value-type="float">
            <text:p>69.4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2208" calcext:value-type="float">
            <text:p>69.4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1456" calcext:value-type="float">
            <text:p>69.5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8032" calcext:value-type="float">
            <text:p>69.5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2416" calcext:value-type="float">
            <text:p>69.6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7656" calcext:value-type="float">
            <text:p>69.6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3272" calcext:value-type="float">
            <text:p>69.6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9368" calcext:value-type="float">
            <text:p>69.6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4232" calcext:value-type="float">
            <text:p>69.6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0704" calcext:value-type="float">
            <text:p>69.6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488" calcext:value-type="float">
            <text:p>69.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2312" calcext:value-type="float">
            <text:p>69.5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68" calcext:value-type="float">
            <text:p>69.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6216" calcext:value-type="float">
            <text:p>69.5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012" calcext:value-type="float">
            <text:p>69.5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584" calcext:value-type="float">
            <text:p>69.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7656" calcext:value-type="float">
            <text:p>69.6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7656" calcext:value-type="float">
            <text:p>69.6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4504" calcext:value-type="float">
            <text:p>69.5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2312" calcext:value-type="float">
            <text:p>69.5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536" calcext:value-type="float">
            <text:p>69.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6696" calcext:value-type="float">
            <text:p>69.5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5944" calcext:value-type="float">
            <text:p>69.6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4232" calcext:value-type="float">
            <text:p>69.6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5944" calcext:value-type="float">
            <text:p>69.6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5944" calcext:value-type="float">
            <text:p>69.6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5568" calcext:value-type="float">
            <text:p>69.6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5088" calcext:value-type="float">
            <text:p>69.6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8512" calcext:value-type="float">
            <text:p>69.6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8992" calcext:value-type="float">
            <text:p>69.6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5568" calcext:value-type="float">
            <text:p>69.6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3272" calcext:value-type="float">
            <text:p>69.6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3272" calcext:value-type="float">
            <text:p>69.6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0704" calcext:value-type="float">
            <text:p>69.6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4232" calcext:value-type="float">
            <text:p>69.6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6048" calcext:value-type="float">
            <text:p>69.7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3104" calcext:value-type="float">
            <text:p>69.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0536" calcext:value-type="float">
            <text:p>69.8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0056" calcext:value-type="float">
            <text:p>69.7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348" calcext:value-type="float">
            <text:p>69.7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35192" calcext:value-type="float">
            <text:p>69.7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41288" calcext:value-type="float">
            <text:p>69.7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0912" calcext:value-type="float">
            <text:p>69.7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7864" calcext:value-type="float">
            <text:p>69.7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1768" calcext:value-type="float">
            <text:p>69.7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1392" calcext:value-type="float">
            <text:p>69.8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1016" calcext:value-type="float">
            <text:p>69.8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064" calcext:value-type="float">
            <text:p>69.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1496" calcext:value-type="float">
            <text:p>69.8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54" calcext:value-type="float">
            <text:p>69.8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4064" calcext:value-type="float">
            <text:p>69.8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492" calcext:value-type="float">
            <text:p>69.8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8448" calcext:value-type="float">
            <text:p>69.8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3688" calcext:value-type="float">
            <text:p>69.8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6256" calcext:value-type="float">
            <text:p>69.8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7112" calcext:value-type="float">
            <text:p>69.8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8072" calcext:value-type="float">
            <text:p>69.9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7696" calcext:value-type="float">
            <text:p>69.9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5504" calcext:value-type="float">
            <text:p>69.9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8552" calcext:value-type="float">
            <text:p>69.9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7216" calcext:value-type="float">
            <text:p>69.9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112" calcext:value-type="float">
            <text:p>69.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636" calcext:value-type="float">
            <text:p>69.9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4648" calcext:value-type="float">
            <text:p>69.9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7696" calcext:value-type="float">
            <text:p>69.9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9888" calcext:value-type="float">
            <text:p>69.9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9888" calcext:value-type="float">
            <text:p>69.9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684" calcext:value-type="float">
            <text:p>69.9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684" calcext:value-type="float">
            <text:p>69.9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208" calcext:value-type="float">
            <text:p>69.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1224" calcext:value-type="float">
            <text:p>69.9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8176" calcext:value-type="float">
            <text:p>69.9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5128" calcext:value-type="float">
            <text:p>69.9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256" calcext:value-type="float">
            <text:p>70.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5712" calcext:value-type="float">
            <text:p>70.0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8656" calcext:value-type="float">
            <text:p>70.0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5128" calcext:value-type="float">
            <text:p>69.9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1704" calcext:value-type="float">
            <text:p>70.0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0952" calcext:value-type="float">
            <text:p>70.1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28384" calcext:value-type="float">
            <text:p>70.1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22288" calcext:value-type="float">
            <text:p>70.1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5816" calcext:value-type="float">
            <text:p>70.1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9824" calcext:value-type="float">
            <text:p>70.2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3728" calcext:value-type="float">
            <text:p>70.2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7632" calcext:value-type="float">
            <text:p>70.2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592" calcext:value-type="float">
            <text:p>70.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4584" calcext:value-type="float">
            <text:p>70.2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2768" calcext:value-type="float">
            <text:p>70.1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25336" calcext:value-type="float">
            <text:p>70.1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448" calcext:value-type="float">
            <text:p>70.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02" calcext:value-type="float">
            <text:p>70.1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8488" calcext:value-type="float">
            <text:p>70.1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3248" calcext:value-type="float">
            <text:p>70.1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71056" calcext:value-type="float">
            <text:p>70.1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3248" calcext:value-type="float">
            <text:p>70.1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77152" calcext:value-type="float">
            <text:p>70.1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74104" calcext:value-type="float">
            <text:p>70.1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8008" calcext:value-type="float">
            <text:p>70.1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02" calcext:value-type="float">
            <text:p>70.1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3248" calcext:value-type="float">
            <text:p>70.1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77152" calcext:value-type="float">
            <text:p>70.1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8008" calcext:value-type="float">
            <text:p>70.1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8864" calcext:value-type="float">
            <text:p>70.1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74104" calcext:value-type="float">
            <text:p>70.1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77152" calcext:value-type="float">
            <text:p>70.1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77152" calcext:value-type="float">
            <text:p>70.1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4584" calcext:value-type="float">
            <text:p>70.2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8008" calcext:value-type="float">
            <text:p>70.1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496" calcext:value-type="float">
            <text:p>70.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496" calcext:value-type="float">
            <text:p>70.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2768" calcext:value-type="float">
            <text:p>70.1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7528" calcext:value-type="float">
            <text:p>70.1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3144" calcext:value-type="float">
            <text:p>70.1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5712" calcext:value-type="float">
            <text:p>70.0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7048" calcext:value-type="float">
            <text:p>70.1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22288" calcext:value-type="float">
            <text:p>70.1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28384" calcext:value-type="float">
            <text:p>70.1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6192" calcext:value-type="float">
            <text:p>70.1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5712" calcext:value-type="float">
            <text:p>70.0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4376" calcext:value-type="float">
            <text:p>70.0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9136" calcext:value-type="float">
            <text:p>70.0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6944" calcext:value-type="float">
            <text:p>70.0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1704" calcext:value-type="float">
            <text:p>70.0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5608" calcext:value-type="float">
            <text:p>70.0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1224" calcext:value-type="float">
            <text:p>69.9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5504" calcext:value-type="float">
            <text:p>69.9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7216" calcext:value-type="float">
            <text:p>69.9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1976" calcext:value-type="float">
            <text:p>69.9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588" calcext:value-type="float">
            <text:p>69.9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8072" calcext:value-type="float">
            <text:p>69.9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112" calcext:value-type="float">
            <text:p>69.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8072" calcext:value-type="float">
            <text:p>69.9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0744" calcext:value-type="float">
            <text:p>69.9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2456" calcext:value-type="float">
            <text:p>69.9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4168" calcext:value-type="float">
            <text:p>69.9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588" calcext:value-type="float">
            <text:p>69.9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7592" calcext:value-type="float">
            <text:p>69.8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112" calcext:value-type="float">
            <text:p>69.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3792" calcext:value-type="float">
            <text:p>69.9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2456" calcext:value-type="float">
            <text:p>69.9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8072" calcext:value-type="float">
            <text:p>69.9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1976" calcext:value-type="float">
            <text:p>69.9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1976" calcext:value-type="float">
            <text:p>69.9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8072" calcext:value-type="float">
            <text:p>69.9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7216" calcext:value-type="float">
            <text:p>69.9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6736" calcext:value-type="float">
            <text:p>69.8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3688" calcext:value-type="float">
            <text:p>69.8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1976" calcext:value-type="float">
            <text:p>69.9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7696" calcext:value-type="float">
            <text:p>69.9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4648" calcext:value-type="float">
            <text:p>69.9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9888" calcext:value-type="float">
            <text:p>69.9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7696" calcext:value-type="float">
            <text:p>69.9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8072" calcext:value-type="float">
            <text:p>69.9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2832" calcext:value-type="float">
            <text:p>69.9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4168" calcext:value-type="float">
            <text:p>69.9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9888" calcext:value-type="float">
            <text:p>69.9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1224" calcext:value-type="float">
            <text:p>69.9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208" calcext:value-type="float">
            <text:p>69.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9032" calcext:value-type="float">
            <text:p>69.9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8176" calcext:value-type="float">
            <text:p>69.9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3416" calcext:value-type="float">
            <text:p>70.0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4752" calcext:value-type="float">
            <text:p>70.0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6464" calcext:value-type="float">
            <text:p>70.0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1224" calcext:value-type="float">
            <text:p>69.9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1704" calcext:value-type="float">
            <text:p>70.0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3896" calcext:value-type="float">
            <text:p>70.0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3896" calcext:value-type="float">
            <text:p>70.0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1328" calcext:value-type="float">
            <text:p>70.0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2664" calcext:value-type="float">
            <text:p>70.0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1328" calcext:value-type="float">
            <text:p>70.0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0848" calcext:value-type="float">
            <text:p>70.0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5608" calcext:value-type="float">
            <text:p>70.0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5608" calcext:value-type="float">
            <text:p>70.0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2184" calcext:value-type="float">
            <text:p>70.0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94856" calcext:value-type="float">
            <text:p>70.0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3144" calcext:value-type="float">
            <text:p>70.1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9616" calcext:value-type="float">
            <text:p>70.0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6088" calcext:value-type="float">
            <text:p>70.0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1224" calcext:value-type="float">
            <text:p>69.9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0744" calcext:value-type="float">
            <text:p>69.9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9512" calcext:value-type="float">
            <text:p>70.0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2664" calcext:value-type="float">
            <text:p>70.0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2664" calcext:value-type="float">
            <text:p>70.0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2184" calcext:value-type="float">
            <text:p>70.0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9888" calcext:value-type="float">
            <text:p>69.9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1704" calcext:value-type="float">
            <text:p>70.0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0952" calcext:value-type="float">
            <text:p>70.1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3792" calcext:value-type="float">
            <text:p>69.9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8072" calcext:value-type="float">
            <text:p>69.9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2832" calcext:value-type="float">
            <text:p>69.9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4648" calcext:value-type="float">
            <text:p>69.9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8552" calcext:value-type="float">
            <text:p>69.9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4648" calcext:value-type="float">
            <text:p>69.9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8552" calcext:value-type="float">
            <text:p>69.9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0744" calcext:value-type="float">
            <text:p>69.9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9408" calcext:value-type="float">
            <text:p>69.9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7696" calcext:value-type="float">
            <text:p>69.9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5128" calcext:value-type="float">
            <text:p>69.9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5984" calcext:value-type="float">
            <text:p>69.9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1976" calcext:value-type="float">
            <text:p>69.9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3688" calcext:value-type="float">
            <text:p>69.8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588" calcext:value-type="float">
            <text:p>69.9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4648" calcext:value-type="float">
            <text:p>69.9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7696" calcext:value-type="float">
            <text:p>69.9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9408" calcext:value-type="float">
            <text:p>69.9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4648" calcext:value-type="float">
            <text:p>69.9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7216" calcext:value-type="float">
            <text:p>69.9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5504" calcext:value-type="float">
            <text:p>69.9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5504" calcext:value-type="float">
            <text:p>69.9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8928" calcext:value-type="float">
            <text:p>69.9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636" calcext:value-type="float">
            <text:p>69.9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732" calcext:value-type="float">
            <text:p>69.9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0472" calcext:value-type="float">
            <text:p>70.0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6464" calcext:value-type="float">
            <text:p>70.0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4168" calcext:value-type="float">
            <text:p>69.9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1976" calcext:value-type="float">
            <text:p>69.9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5024" calcext:value-type="float">
            <text:p>69.9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8552" calcext:value-type="float">
            <text:p>69.9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1976" calcext:value-type="float">
            <text:p>69.9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4168" calcext:value-type="float">
            <text:p>69.9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5128" calcext:value-type="float">
            <text:p>69.9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9408" calcext:value-type="float">
            <text:p>69.9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4168" calcext:value-type="float">
            <text:p>69.9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064" calcext:value-type="float">
            <text:p>69.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9784" calcext:value-type="float">
            <text:p>69.8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5296" calcext:value-type="float">
            <text:p>69.8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7864" calcext:value-type="float">
            <text:p>69.7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6152" calcext:value-type="float">
            <text:p>69.7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396" calcext:value-type="float">
            <text:p>69.7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0536" calcext:value-type="float">
            <text:p>69.8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0264" calcext:value-type="float">
            <text:p>69.9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8072" calcext:value-type="float">
            <text:p>69.9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9096" calcext:value-type="float">
            <text:p>69.7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776" calcext:value-type="float">
            <text:p>69.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3824" calcext:value-type="float">
            <text:p>69.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35192" calcext:value-type="float">
            <text:p>69.7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6152" calcext:value-type="float">
            <text:p>69.7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3" calcext:value-type="float">
            <text:p>69.7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5568" calcext:value-type="float">
            <text:p>69.6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632" calcext:value-type="float">
            <text:p>69.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536" calcext:value-type="float">
            <text:p>69.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5944" calcext:value-type="float">
            <text:p>69.6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8992" calcext:value-type="float">
            <text:p>69.6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8136" calcext:value-type="float">
            <text:p>69.6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9472" calcext:value-type="float">
            <text:p>69.6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8136" calcext:value-type="float">
            <text:p>69.6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5088" calcext:value-type="float">
            <text:p>69.6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4608" calcext:value-type="float">
            <text:p>69.6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37072" calcext:value-type="float">
            <text:p>69.5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584" calcext:value-type="float">
            <text:p>69.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5944" calcext:value-type="float">
            <text:p>69.6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2-02-17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0224" calcext:value-type="float">
            <text:p>69.6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4088" calcext:value-type="float">
            <text:p>69.2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1144" calcext:value-type="float">
            <text:p>69.3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0288" calcext:value-type="float">
            <text:p>69.3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9432" calcext:value-type="float">
            <text:p>69.3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6864" calcext:value-type="float">
            <text:p>69.3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2376" calcext:value-type="float">
            <text:p>69.3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24296" calcext:value-type="float">
            <text:p>69.4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4672" calcext:value-type="float">
            <text:p>69.3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0-02-14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868" calcext:value-type="float">
            <text:p>69.4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248" calcext:value-type="float">
            <text:p>69.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8952" calcext:value-type="float">
            <text:p>69.3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248" calcext:value-type="float">
            <text:p>69.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1144" calcext:value-type="float">
            <text:p>69.3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7448" calcext:value-type="float">
            <text:p>69.4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296" calcext:value-type="float">
            <text:p>69.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7616" calcext:value-type="float">
            <text:p>69.3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2208" calcext:value-type="float">
            <text:p>69.4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0392" calcext:value-type="float">
            <text:p>69.4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5528" calcext:value-type="float">
            <text:p>69.3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5256" calcext:value-type="float">
            <text:p>69.4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8576" calcext:value-type="float">
            <text:p>69.3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3544" calcext:value-type="float">
            <text:p>69.5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916" calcext:value-type="float">
            <text:p>69.4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8304" calcext:value-type="float">
            <text:p>69.4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51728" calcext:value-type="float">
            <text:p>69.4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15736" calcext:value-type="float">
            <text:p>69.5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3376" calcext:value-type="float">
            <text:p>69.6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156" calcext:value-type="float">
            <text:p>69.6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9952" calcext:value-type="float">
            <text:p>69.7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5672" calcext:value-type="float">
            <text:p>69.7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016" calcext:value-type="float">
            <text:p>69.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44336" calcext:value-type="float">
            <text:p>69.7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6256" calcext:value-type="float">
            <text:p>69.8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9304" calcext:value-type="float">
            <text:p>69.8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9032" calcext:value-type="float">
            <text:p>69.9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2184" calcext:value-type="float">
            <text:p>70.0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0472" calcext:value-type="float">
            <text:p>70.0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3624" calcext:value-type="float">
            <text:p>70.1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2496" calcext:value-type="float">
            <text:p>70.2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9656" calcext:value-type="float">
            <text:p>70.3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1952" calcext:value-type="float">
            <text:p>70.4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356" calcext:value-type="float">
            <text:p>70.3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3664" calcext:value-type="float">
            <text:p>70.4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928" calcext:value-type="float">
            <text:p>70.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7464" calcext:value-type="float">
            <text:p>70.3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1368" calcext:value-type="float">
            <text:p>70.3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0888" calcext:value-type="float">
            <text:p>70.3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26" calcext:value-type="float">
            <text:p>70.3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64" calcext:value-type="float">
            <text:p>70.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688" calcext:value-type="float">
            <text:p>70.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8112" calcext:value-type="float">
            <text:p>70.2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6296" calcext:value-type="float">
            <text:p>70.1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924" calcext:value-type="float">
            <text:p>70.1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1976" calcext:value-type="float">
            <text:p>69.9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2896" calcext:value-type="float">
            <text:p>69.6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7176" calcext:value-type="float">
            <text:p>69.6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6904" calcext:value-type="float">
            <text:p>69.7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9744" calcext:value-type="float">
            <text:p>69.5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728" calcext:value-type="float">
            <text:p>69.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44336" calcext:value-type="float">
            <text:p>69.7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204" calcext:value-type="float">
            <text:p>69.6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2456" calcext:value-type="float">
            <text:p>69.9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5504" calcext:value-type="float">
            <text:p>69.9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9304" calcext:value-type="float">
            <text:p>69.8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2936" calcext:value-type="float">
            <text:p>69.9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25336" calcext:value-type="float">
            <text:p>70.1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4376" calcext:value-type="float">
            <text:p>70.0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2456" calcext:value-type="float">
            <text:p>69.9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6944" calcext:value-type="float">
            <text:p>70.0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1976" calcext:value-type="float">
            <text:p>69.9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54" calcext:value-type="float">
            <text:p>69.8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2248" calcext:value-type="float">
            <text:p>69.8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2624" calcext:value-type="float">
            <text:p>69.7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6592" calcext:value-type="float">
            <text:p>69.5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2584" calcext:value-type="float">
            <text:p>69.4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9808" calcext:value-type="float">
            <text:p>69.3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7992" calcext:value-type="float">
            <text:p>69.2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02-19 0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4192" calcext:value-type="float">
            <text:p>69.3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1416" calcext:value-type="float">
            <text:p>69.2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0664" calcext:value-type="float">
            <text:p>69.3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8848" calcext:value-type="float">
            <text:p>69.2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5528" calcext:value-type="float">
            <text:p>69.3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0288" calcext:value-type="float">
            <text:p>69.3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6864" calcext:value-type="float">
            <text:p>69.3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8576" calcext:value-type="float">
            <text:p>69.3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9912" calcext:value-type="float">
            <text:p>69.3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2856" calcext:value-type="float">
            <text:p>69.3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6384" calcext:value-type="float">
            <text:p>69.3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296" calcext:value-type="float">
            <text:p>69.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2208" calcext:value-type="float">
            <text:p>69.4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37072" calcext:value-type="float">
            <text:p>69.5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15736" calcext:value-type="float">
            <text:p>69.5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0288" calcext:value-type="float">
            <text:p>69.3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9056" calcext:value-type="float">
            <text:p>69.4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3272" calcext:value-type="float">
            <text:p>69.6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632" calcext:value-type="float">
            <text:p>69.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8992" calcext:value-type="float">
            <text:p>69.6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7176" calcext:value-type="float">
            <text:p>69.6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1184" calcext:value-type="float">
            <text:p>69.6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32144" calcext:value-type="float">
            <text:p>69.7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54" calcext:value-type="float">
            <text:p>69.8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1976" calcext:value-type="float">
            <text:p>69.9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1016" calcext:value-type="float">
            <text:p>69.8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3208" calcext:value-type="float">
            <text:p>69.8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9888" calcext:value-type="float">
            <text:p>69.9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684" calcext:value-type="float">
            <text:p>69.9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0368" calcext:value-type="float">
            <text:p>70.0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7048" calcext:value-type="float">
            <text:p>70.1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1912" calcext:value-type="float">
            <text:p>70.1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1536" calcext:value-type="float">
            <text:p>70.2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8488" calcext:value-type="float">
            <text:p>70.1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592" calcext:value-type="float">
            <text:p>70.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1744" calcext:value-type="float">
            <text:p>70.3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9552" calcext:value-type="float">
            <text:p>70.3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308" calcext:value-type="float">
            <text:p>70.3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0888" calcext:value-type="float">
            <text:p>70.3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9552" calcext:value-type="float">
            <text:p>70.3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8696" calcext:value-type="float">
            <text:p>70.3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2976" calcext:value-type="float">
            <text:p>70.2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688" calcext:value-type="float">
            <text:p>70.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736" calcext:value-type="float">
            <text:p>70.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26" calcext:value-type="float">
            <text:p>70.3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5544" calcext:value-type="float">
            <text:p>70.2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9824" calcext:value-type="float">
            <text:p>70.2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8968" calcext:value-type="float">
            <text:p>70.2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7632" calcext:value-type="float">
            <text:p>70.2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2392" calcext:value-type="float">
            <text:p>70.1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3624" calcext:value-type="float">
            <text:p>70.1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2392" calcext:value-type="float">
            <text:p>70.1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592" calcext:value-type="float">
            <text:p>70.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6776" calcext:value-type="float">
            <text:p>70.2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05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8488" calcext:value-type="float">
            <text:p>70.1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7048" calcext:value-type="float">
            <text:p>70.1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3352" calcext:value-type="float">
            <text:p>70.2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05-0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25336" calcext:value-type="float">
            <text:p>70.1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972" calcext:value-type="float">
            <text:p>70.1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04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876" calcext:value-type="float">
            <text:p>70.0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7528" calcext:value-type="float">
            <text:p>70.1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04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22288" calcext:value-type="float">
            <text:p>70.1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04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3312" calcext:value-type="float">
            <text:p>69.9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3312" calcext:value-type="float">
            <text:p>69.9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03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6152" calcext:value-type="float">
            <text:p>69.7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1664" calcext:value-type="float">
            <text:p>69.7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1832" calcext:value-type="float">
            <text:p>69.5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5528" calcext:value-type="float">
            <text:p>69.3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3608" calcext:value-type="float">
            <text:p>69.2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0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008" calcext:value-type="float">
            <text:p>69.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912" calcext:value-type="float">
            <text:p>69.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02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532" calcext:value-type="float">
            <text:p>69.2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484" calcext:value-type="float">
            <text:p>69.2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4464" calcext:value-type="float">
            <text:p>69.2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5904" calcext:value-type="float">
            <text:p>69.3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0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8576" calcext:value-type="float">
            <text:p>69.3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01-25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6008" calcext:value-type="float">
            <text:p>69.4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0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5904" calcext:value-type="float">
            <text:p>69.3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8576" calcext:value-type="float">
            <text:p>69.3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0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5112" calcext:value-type="float">
            <text:p>69.0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8-01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8848" calcext:value-type="float">
            <text:p>69.2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12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4088" calcext:value-type="float">
            <text:p>69.2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12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5424" calcext:value-type="float">
            <text:p>69.3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628" calcext:value-type="float">
            <text:p>69.2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6384" calcext:value-type="float">
            <text:p>69.3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1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0016" calcext:value-type="float">
            <text:p>69.4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6864" calcext:value-type="float">
            <text:p>69.3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11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3064" calcext:value-type="float">
            <text:p>69.4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6008" calcext:value-type="float">
            <text:p>69.4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11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60872" calcext:value-type="float">
            <text:p>69.4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11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3544" calcext:value-type="float">
            <text:p>69.5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584" calcext:value-type="float">
            <text:p>69.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8408" calcext:value-type="float">
            <text:p>69.5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10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2792" calcext:value-type="float">
            <text:p>69.5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4232" calcext:value-type="float">
            <text:p>69.6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728" calcext:value-type="float">
            <text:p>69.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2248" calcext:value-type="float">
            <text:p>69.8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9784" calcext:value-type="float">
            <text:p>69.8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8072" calcext:value-type="float">
            <text:p>69.9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10-0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1704" calcext:value-type="float">
            <text:p>70.0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09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5232" calcext:value-type="float">
            <text:p>70.0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09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068" calcext:value-type="float">
            <text:p>70.2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592" calcext:value-type="float">
            <text:p>70.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26" calcext:value-type="float">
            <text:p>70.3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5168" calcext:value-type="float">
            <text:p>70.3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08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9072" calcext:value-type="float">
            <text:p>70.2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2496" calcext:value-type="float">
            <text:p>70.2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5064" calcext:value-type="float">
            <text:p>70.2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8864" calcext:value-type="float">
            <text:p>70.1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5168" calcext:value-type="float">
            <text:p>70.3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116" calcext:value-type="float">
            <text:p>70.2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2496" calcext:value-type="float">
            <text:p>70.2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116" calcext:value-type="float">
            <text:p>70.2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8968" calcext:value-type="float">
            <text:p>70.2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592" calcext:value-type="float">
            <text:p>70.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07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02" calcext:value-type="float">
            <text:p>70.1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07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3728" calcext:value-type="float">
            <text:p>70.2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3624" calcext:value-type="float">
            <text:p>70.1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1536" calcext:value-type="float">
            <text:p>70.2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06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2184" calcext:value-type="float">
            <text:p>70.0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7048" calcext:value-type="float">
            <text:p>70.1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06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3896" calcext:value-type="float">
            <text:p>70.0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06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352" calcext:value-type="float">
            <text:p>70.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71056" calcext:value-type="float">
            <text:p>70.1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9888" calcext:value-type="float">
            <text:p>69.9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6944" calcext:value-type="float">
            <text:p>70.0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3792" calcext:value-type="float">
            <text:p>69.9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05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5776" calcext:value-type="float">
            <text:p>69.8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05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1016" calcext:value-type="float">
            <text:p>69.8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41288" calcext:value-type="float">
            <text:p>69.7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04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6216" calcext:value-type="float">
            <text:p>69.5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04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5088" calcext:value-type="float">
            <text:p>69.6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252" calcext:value-type="float">
            <text:p>69.6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3752" calcext:value-type="float">
            <text:p>69.6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7552" calcext:value-type="float">
            <text:p>69.5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03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8096" calcext:value-type="float">
            <text:p>69.3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3504" calcext:value-type="float">
            <text:p>69.1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3024" calcext:value-type="float">
            <text:p>69.1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3024" calcext:value-type="float">
            <text:p>69.1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6072" calcext:value-type="float">
            <text:p>69.1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7304" calcext:value-type="float">
            <text:p>69.1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02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4736" calcext:value-type="float">
            <text:p>69.1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7304" calcext:value-type="float">
            <text:p>69.1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6552" calcext:value-type="float">
            <text:p>69.1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0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0832" calcext:value-type="float">
            <text:p>69.1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0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864" calcext:value-type="float">
            <text:p>69.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02-0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8368" calcext:value-type="float">
            <text:p>69.2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01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2648" calcext:value-type="float">
            <text:p>69.1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864" calcext:value-type="float">
            <text:p>69.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01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8536" calcext:value-type="float">
            <text:p>69.0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0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0352" calcext:value-type="float">
            <text:p>69.1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01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912" calcext:value-type="float">
            <text:p>69.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7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0832" calcext:value-type="float">
            <text:p>69.1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8744" calcext:value-type="float">
            <text:p>69.1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0832" calcext:value-type="float">
            <text:p>69.1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2856" calcext:value-type="float">
            <text:p>69.3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628" calcext:value-type="float">
            <text:p>69.2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1896" calcext:value-type="float">
            <text:p>69.2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1144" calcext:value-type="float">
            <text:p>69.3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3064" calcext:value-type="float">
            <text:p>69.4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11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3064" calcext:value-type="float">
            <text:p>69.4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8304" calcext:value-type="float">
            <text:p>69.4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632" calcext:value-type="float">
            <text:p>69.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11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7176" calcext:value-type="float">
            <text:p>69.6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10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68" calcext:value-type="float">
            <text:p>69.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10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3376" calcext:value-type="float">
            <text:p>69.6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1664" calcext:value-type="float">
            <text:p>69.7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10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5568" calcext:value-type="float">
            <text:p>69.6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10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5672" calcext:value-type="float">
            <text:p>69.7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10-0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064" calcext:value-type="float">
            <text:p>69.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09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8552" calcext:value-type="float">
            <text:p>69.9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09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5232" calcext:value-type="float">
            <text:p>70.0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09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1536" calcext:value-type="float">
            <text:p>70.2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164" calcext:value-type="float">
            <text:p>70.2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7736" calcext:value-type="float">
            <text:p>70.2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6024" calcext:value-type="float">
            <text:p>70.2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116" calcext:value-type="float">
            <text:p>70.2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08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5544" calcext:value-type="float">
            <text:p>70.2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08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8968" calcext:value-type="float">
            <text:p>70.2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08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544" calcext:value-type="float">
            <text:p>70.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74104" calcext:value-type="float">
            <text:p>70.1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07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3624" calcext:value-type="float">
            <text:p>70.1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496" calcext:value-type="float">
            <text:p>70.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07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78" calcext:value-type="float">
            <text:p>70.0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208" calcext:value-type="float">
            <text:p>69.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7592" calcext:value-type="float">
            <text:p>69.8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7008" calcext:value-type="float">
            <text:p>69.7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3752" calcext:value-type="float">
            <text:p>69.6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4128" calcext:value-type="float">
            <text:p>69.6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06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9536" calcext:value-type="float">
            <text:p>69.4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06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584" calcext:value-type="float">
            <text:p>69.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7552" calcext:value-type="float">
            <text:p>69.5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6008" calcext:value-type="float">
            <text:p>69.4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9912" calcext:value-type="float">
            <text:p>69.3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05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5152" calcext:value-type="float">
            <text:p>69.4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05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5152" calcext:value-type="float">
            <text:p>69.4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6384" calcext:value-type="float">
            <text:p>69.3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51728" calcext:value-type="float">
            <text:p>69.4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0288" calcext:value-type="float">
            <text:p>69.3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04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5048" calcext:value-type="float">
            <text:p>69.3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04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0016" calcext:value-type="float">
            <text:p>69.4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04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6592" calcext:value-type="float">
            <text:p>69.5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868" calcext:value-type="float">
            <text:p>69.4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9912" calcext:value-type="float">
            <text:p>69.3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03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2816" calcext:value-type="float">
            <text:p>69.0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03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9288" calcext:value-type="float">
            <text:p>68.9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912" calcext:value-type="float">
            <text:p>69.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148" calcext:value-type="float">
            <text:p>68.9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528" calcext:value-type="float">
            <text:p>68.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8056" calcext:value-type="float">
            <text:p>69.0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6344" calcext:value-type="float">
            <text:p>69.0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2544" calcext:value-type="float">
            <text:p>69.1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8536" calcext:value-type="float">
            <text:p>69.0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6344" calcext:value-type="float">
            <text:p>69.0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4736" calcext:value-type="float">
            <text:p>69.1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6448" calcext:value-type="float">
            <text:p>69.1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61" calcext:value-type="float">
            <text:p>68.9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672" calcext:value-type="float">
            <text:p>69.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4152" calcext:value-type="float">
            <text:p>69.0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88432" calcext:value-type="float">
            <text:p>68.9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1208" calcext:value-type="float">
            <text:p>69.1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7304" calcext:value-type="float">
            <text:p>69.1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7304" calcext:value-type="float">
            <text:p>69.1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9392" calcext:value-type="float">
            <text:p>69.0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292" calcext:value-type="float">
            <text:p>69.0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4152" calcext:value-type="float">
            <text:p>69.0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292" calcext:value-type="float">
            <text:p>69.0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8368" calcext:value-type="float">
            <text:p>69.2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3984" calcext:value-type="float">
            <text:p>69.2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7616" calcext:value-type="float">
            <text:p>69.3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9808" calcext:value-type="float">
            <text:p>69.3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0768" calcext:value-type="float">
            <text:p>69.3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8096" calcext:value-type="float">
            <text:p>69.3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3168" calcext:value-type="float">
            <text:p>69.5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7928" calcext:value-type="float">
            <text:p>69.5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632" calcext:value-type="float">
            <text:p>69.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5568" calcext:value-type="float">
            <text:p>69.6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44336" calcext:value-type="float">
            <text:p>69.7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968" calcext:value-type="float">
            <text:p>69.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16" calcext:value-type="float">
            <text:p>69.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6736" calcext:value-type="float">
            <text:p>69.8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4272" calcext:value-type="float">
            <text:p>69.9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5816" calcext:value-type="float">
            <text:p>70.1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972" calcext:value-type="float">
            <text:p>70.1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2768" calcext:value-type="float">
            <text:p>70.1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8864" calcext:value-type="float">
            <text:p>70.1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876" calcext:value-type="float">
            <text:p>70.0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9616" calcext:value-type="float">
            <text:p>70.0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9512" calcext:value-type="float">
            <text:p>70.0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9408" calcext:value-type="float">
            <text:p>69.9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4544" calcext:value-type="float">
            <text:p>69.8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9472" calcext:value-type="float">
            <text:p>69.6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1352" calcext:value-type="float">
            <text:p>69.4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4672" calcext:value-type="float">
            <text:p>69.3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3712" calcext:value-type="float">
            <text:p>69.3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0288" calcext:value-type="float">
            <text:p>69.3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8952" calcext:value-type="float">
            <text:p>69.3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628" calcext:value-type="float">
            <text:p>69.2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2168" calcext:value-type="float">
            <text:p>69.1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9016" calcext:value-type="float">
            <text:p>69.0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8536" calcext:value-type="float">
            <text:p>69.0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4736" calcext:value-type="float">
            <text:p>69.1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0456" calcext:value-type="float">
            <text:p>69.1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6072" calcext:value-type="float">
            <text:p>69.1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9224" calcext:value-type="float">
            <text:p>69.2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7512" calcext:value-type="float">
            <text:p>69.2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104" calcext:value-type="float">
            <text:p>69.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0184" calcext:value-type="float">
            <text:p>69.2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8368" calcext:value-type="float">
            <text:p>69.2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5968" calcext:value-type="float">
            <text:p>69.0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6824" calcext:value-type="float">
            <text:p>69.0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9392" calcext:value-type="float">
            <text:p>69.0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5112" calcext:value-type="float">
            <text:p>69.0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1104" calcext:value-type="float">
            <text:p>69.0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816" calcext:value-type="float">
            <text:p>69.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6344" calcext:value-type="float">
            <text:p>69.0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1208" calcext:value-type="float">
            <text:p>69.1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8744" calcext:value-type="float">
            <text:p>69.1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4736" calcext:value-type="float">
            <text:p>69.1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532" calcext:value-type="float">
            <text:p>69.2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4464" calcext:value-type="float">
            <text:p>69.2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1312" calcext:value-type="float">
            <text:p>69.1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2648" calcext:value-type="float">
            <text:p>69.1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772" calcext:value-type="float">
            <text:p>69.3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8576" calcext:value-type="float">
            <text:p>69.3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8304" calcext:value-type="float">
            <text:p>69.4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8576" calcext:value-type="float">
            <text:p>69.3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104" calcext:value-type="float">
            <text:p>69.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5968" calcext:value-type="float">
            <text:p>69.0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1312" calcext:value-type="float">
            <text:p>69.1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5216" calcext:value-type="float">
            <text:p>69.1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6176" calcext:value-type="float">
            <text:p>69.2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912" calcext:value-type="float">
            <text:p>69.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3608" calcext:value-type="float">
            <text:p>69.2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3608" calcext:value-type="float">
            <text:p>69.2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5424" calcext:value-type="float">
            <text:p>69.3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0664" calcext:value-type="float">
            <text:p>69.3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5904" calcext:value-type="float">
            <text:p>69.3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868" calcext:value-type="float">
            <text:p>69.4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3816" calcext:value-type="float">
            <text:p>69.3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9536" calcext:value-type="float">
            <text:p>69.4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344" calcext:value-type="float">
            <text:p>69.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2896" calcext:value-type="float">
            <text:p>69.6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3752" calcext:value-type="float">
            <text:p>69.6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8992" calcext:value-type="float">
            <text:p>69.6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2896" calcext:value-type="float">
            <text:p>69.6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9848" calcext:value-type="float">
            <text:p>69.6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2416" calcext:value-type="float">
            <text:p>69.6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156" calcext:value-type="float">
            <text:p>69.6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3376" calcext:value-type="float">
            <text:p>69.6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016" calcext:value-type="float">
            <text:p>69.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064" calcext:value-type="float">
            <text:p>69.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3624" calcext:value-type="float">
            <text:p>70.1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1432" calcext:value-type="float">
            <text:p>70.1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544" calcext:value-type="float">
            <text:p>70.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71056" calcext:value-type="float">
            <text:p>70.1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496" calcext:value-type="float">
            <text:p>70.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7528" calcext:value-type="float">
            <text:p>70.1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7528" calcext:value-type="float">
            <text:p>70.1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1912" calcext:value-type="float">
            <text:p>70.1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8864" calcext:value-type="float">
            <text:p>70.1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0096" calcext:value-type="float">
            <text:p>70.1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304" calcext:value-type="float">
            <text:p>70.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5232" calcext:value-type="float">
            <text:p>70.0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2664" calcext:value-type="float">
            <text:p>70.0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0952" calcext:value-type="float">
            <text:p>70.1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352" calcext:value-type="float">
            <text:p>70.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5232" calcext:value-type="float">
            <text:p>70.0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3896" calcext:value-type="float">
            <text:p>70.0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112" calcext:value-type="float">
            <text:p>69.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256" calcext:value-type="float">
            <text:p>70.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4376" calcext:value-type="float">
            <text:p>70.0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4752" calcext:value-type="float">
            <text:p>70.0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0472" calcext:value-type="float">
            <text:p>70.0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6088" calcext:value-type="float">
            <text:p>70.0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304" calcext:value-type="float">
            <text:p>70.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0952" calcext:value-type="float">
            <text:p>70.1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2936" calcext:value-type="float">
            <text:p>69.9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732" calcext:value-type="float">
            <text:p>69.9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876" calcext:value-type="float">
            <text:p>70.0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7216" calcext:value-type="float">
            <text:p>69.9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3792" calcext:value-type="float">
            <text:p>69.9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5024" calcext:value-type="float">
            <text:p>69.9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2352" calcext:value-type="float">
            <text:p>69.8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7488" calcext:value-type="float">
            <text:p>69.8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5672" calcext:value-type="float">
            <text:p>69.7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6048" calcext:value-type="float">
            <text:p>69.7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108" calcext:value-type="float">
            <text:p>69.6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0768" calcext:value-type="float">
            <text:p>69.3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5216" calcext:value-type="float">
            <text:p>69.1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292" calcext:value-type="float">
            <text:p>69.0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72" calcext:value-type="float">
            <text:p>69.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5592" calcext:value-type="float">
            <text:p>69.1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864" calcext:value-type="float">
            <text:p>69.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7784" calcext:value-type="float">
            <text:p>69.1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1688" calcext:value-type="float">
            <text:p>69.1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61" calcext:value-type="float">
            <text:p>68.9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3024" calcext:value-type="float">
            <text:p>69.1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004" calcext:value-type="float">
            <text:p>68.9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148" calcext:value-type="float">
            <text:p>68.9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9184" calcext:value-type="float">
            <text:p>68.9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6344" calcext:value-type="float">
            <text:p>69.0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6136" calcext:value-type="float">
            <text:p>68.9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6512" calcext:value-type="float">
            <text:p>68.8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4152" calcext:value-type="float">
            <text:p>69.0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72" calcext:value-type="float">
            <text:p>69.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8328" calcext:value-type="float">
            <text:p>68.9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9496" calcext:value-type="float">
            <text:p>69.1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9872" calcext:value-type="float">
            <text:p>69.0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4528" calcext:value-type="float">
            <text:p>68.9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912" calcext:value-type="float">
            <text:p>69.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6072" calcext:value-type="float">
            <text:p>69.1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9976" calcext:value-type="float">
            <text:p>69.1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7408" calcext:value-type="float">
            <text:p>69.1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8472" calcext:value-type="float">
            <text:p>69.3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4088" calcext:value-type="float">
            <text:p>69.2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6392" calcext:value-type="float">
            <text:p>69.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51728" calcext:value-type="float">
            <text:p>69.4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15736" calcext:value-type="float">
            <text:p>69.5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4504" calcext:value-type="float">
            <text:p>69.5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2416" calcext:value-type="float">
            <text:p>69.6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44336" calcext:value-type="float">
            <text:p>69.7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4064" calcext:value-type="float">
            <text:p>69.8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8448" calcext:value-type="float">
            <text:p>69.8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0264" calcext:value-type="float">
            <text:p>69.9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2664" calcext:value-type="float">
            <text:p>70.0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0096" calcext:value-type="float">
            <text:p>70.1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9616" calcext:value-type="float">
            <text:p>70.0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352" calcext:value-type="float">
            <text:p>70.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3896" calcext:value-type="float">
            <text:p>70.0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6944" calcext:value-type="float">
            <text:p>70.0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256" calcext:value-type="float">
            <text:p>70.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7216" calcext:value-type="float">
            <text:p>69.9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3792" calcext:value-type="float">
            <text:p>69.9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9888" calcext:value-type="float">
            <text:p>69.9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1224" calcext:value-type="float">
            <text:p>69.9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7216" calcext:value-type="float">
            <text:p>69.9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7696" calcext:value-type="float">
            <text:p>69.9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1496" calcext:value-type="float">
            <text:p>69.8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2248" calcext:value-type="float">
            <text:p>69.8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3" calcext:value-type="float">
            <text:p>69.7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66968" calcext:value-type="float">
            <text:p>69.4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30976" calcext:value-type="float">
            <text:p>69.5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4504" calcext:value-type="float">
            <text:p>69.5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3752" calcext:value-type="float">
            <text:p>69.6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4816" calcext:value-type="float">
            <text:p>69.7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1016" calcext:value-type="float">
            <text:p>69.8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064" calcext:value-type="float">
            <text:p>69.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3312" calcext:value-type="float">
            <text:p>69.9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3312" calcext:value-type="float">
            <text:p>69.9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8552" calcext:value-type="float">
            <text:p>69.9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7112" calcext:value-type="float">
            <text:p>69.8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208" calcext:value-type="float">
            <text:p>69.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016" calcext:value-type="float">
            <text:p>69.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9576" calcext:value-type="float">
            <text:p>69.7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47384" calcext:value-type="float">
            <text:p>69.7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9096" calcext:value-type="float">
            <text:p>69.7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6528" calcext:value-type="float">
            <text:p>69.7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728" calcext:value-type="float">
            <text:p>69.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2208" calcext:value-type="float">
            <text:p>69.4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8744" calcext:value-type="float">
            <text:p>69.1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6072" calcext:value-type="float">
            <text:p>69.1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7848" calcext:value-type="float">
            <text:p>68.8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7848" calcext:value-type="float">
            <text:p>68.8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2232" calcext:value-type="float">
            <text:p>68.9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61" calcext:value-type="float">
            <text:p>68.9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956" calcext:value-type="float">
            <text:p>68.8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1752" calcext:value-type="float">
            <text:p>68.8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816" calcext:value-type="float">
            <text:p>69.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8808" calcext:value-type="float">
            <text:p>68.9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1272" calcext:value-type="float">
            <text:p>68.8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6408" calcext:value-type="float">
            <text:p>68.7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336" calcext:value-type="float">
            <text:p>68.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24" calcext:value-type="float">
            <text:p>68.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5176" calcext:value-type="float">
            <text:p>68.8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7368" calcext:value-type="float">
            <text:p>68.8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8392" calcext:value-type="float">
            <text:p>68.6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2504" calcext:value-type="float">
            <text:p>68.8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4764" calcext:value-type="float">
            <text:p>68.7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7744" calcext:value-type="float">
            <text:p>68.8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432" calcext:value-type="float">
            <text:p>68.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2504" calcext:value-type="float">
            <text:p>68.8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5552" calcext:value-type="float">
            <text:p>68.8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2232" calcext:value-type="float">
            <text:p>68.9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5176" calcext:value-type="float">
            <text:p>68.8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36616" calcext:value-type="float">
            <text:p>68.9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148" calcext:value-type="float">
            <text:p>68.9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61" calcext:value-type="float">
            <text:p>68.9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8056" calcext:value-type="float">
            <text:p>69.0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2168" calcext:value-type="float">
            <text:p>69.1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2168" calcext:value-type="float">
            <text:p>69.1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4088" calcext:value-type="float">
            <text:p>69.2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4568" calcext:value-type="float">
            <text:p>69.3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0288" calcext:value-type="float">
            <text:p>69.3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0016" calcext:value-type="float">
            <text:p>69.4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68" calcext:value-type="float">
            <text:p>69.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3104" calcext:value-type="float">
            <text:p>69.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18784" calcext:value-type="float">
            <text:p>69.5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8408" calcext:value-type="float">
            <text:p>69.5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0328" calcext:value-type="float">
            <text:p>69.6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3168" calcext:value-type="float">
            <text:p>69.5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6216" calcext:value-type="float">
            <text:p>69.5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8304" calcext:value-type="float">
            <text:p>69.4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7448" calcext:value-type="float">
            <text:p>69.4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15736" calcext:value-type="float">
            <text:p>69.5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37072" calcext:value-type="float">
            <text:p>69.5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4232" calcext:value-type="float">
            <text:p>69.6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868" calcext:value-type="float">
            <text:p>69.4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66968" calcext:value-type="float">
            <text:p>69.4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30976" calcext:value-type="float">
            <text:p>69.5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152" calcext:value-type="float">
            <text:p>69.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0184" calcext:value-type="float">
            <text:p>69.2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1624" calcext:value-type="float">
            <text:p>69.3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58" calcext:value-type="float">
            <text:p>69.2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5592" calcext:value-type="float">
            <text:p>69.1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1104" calcext:value-type="float">
            <text:p>69.0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9288" calcext:value-type="float">
            <text:p>68.9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61" calcext:value-type="float">
            <text:p>68.9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9496" calcext:value-type="float">
            <text:p>69.1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7616" calcext:value-type="float">
            <text:p>69.3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5632" calcext:value-type="float">
            <text:p>69.4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724" calcext:value-type="float">
            <text:p>69.3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3232" calcext:value-type="float">
            <text:p>69.2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912" calcext:value-type="float">
            <text:p>69.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388" calcext:value-type="float">
            <text:p>69.1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7784" calcext:value-type="float">
            <text:p>69.1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9328" calcext:value-type="float">
            <text:p>69.2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9224" calcext:value-type="float">
            <text:p>69.2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1312" calcext:value-type="float">
            <text:p>69.1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7136" calcext:value-type="float">
            <text:p>69.2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6136" calcext:value-type="float">
            <text:p>68.9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908" calcext:value-type="float">
            <text:p>68.8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93944" calcext:value-type="float">
            <text:p>68.8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4696" calcext:value-type="float">
            <text:p>68.8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4696" calcext:value-type="float">
            <text:p>68.8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5824" calcext:value-type="float">
            <text:p>68.6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0584" calcext:value-type="float">
            <text:p>68.6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4764" calcext:value-type="float">
            <text:p>68.7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432" calcext:value-type="float">
            <text:p>68.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908" calcext:value-type="float">
            <text:p>68.8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8872" calcext:value-type="float">
            <text:p>68.6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4112" calcext:value-type="float">
            <text:p>68.7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7848" calcext:value-type="float">
            <text:p>68.8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61" calcext:value-type="float">
            <text:p>68.9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8704" calcext:value-type="float">
            <text:p>68.8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288" calcext:value-type="float">
            <text:p>68.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93944" calcext:value-type="float">
            <text:p>68.8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4764" calcext:value-type="float">
            <text:p>68.7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0312" calcext:value-type="float">
            <text:p>68.7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27472" calcext:value-type="float">
            <text:p>68.9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2608" calcext:value-type="float">
            <text:p>68.8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0144" calcext:value-type="float">
            <text:p>68.9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36616" calcext:value-type="float">
            <text:p>68.9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0144" calcext:value-type="float">
            <text:p>68.9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9288" calcext:value-type="float">
            <text:p>68.9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7032" calcext:value-type="float">
            <text:p>69.2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5112" calcext:value-type="float">
            <text:p>69.0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1312" calcext:value-type="float">
            <text:p>69.1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1416" calcext:value-type="float">
            <text:p>69.2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104" calcext:value-type="float">
            <text:p>69.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4088" calcext:value-type="float">
            <text:p>69.2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344" calcext:value-type="float">
            <text:p>69.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51728" calcext:value-type="float">
            <text:p>69.4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6488" calcext:value-type="float">
            <text:p>69.4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1624" calcext:value-type="float">
            <text:p>69.3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30976" calcext:value-type="float">
            <text:p>69.5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6696" calcext:value-type="float">
            <text:p>69.5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2248" calcext:value-type="float">
            <text:p>69.8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3584" calcext:value-type="float">
            <text:p>69.8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5296" calcext:value-type="float">
            <text:p>69.8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5776" calcext:value-type="float">
            <text:p>69.8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2248" calcext:value-type="float">
            <text:p>69.8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1872" calcext:value-type="float">
            <text:p>69.8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2248" calcext:value-type="float">
            <text:p>69.8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1392" calcext:value-type="float">
            <text:p>69.8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1872" calcext:value-type="float">
            <text:p>69.8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492" calcext:value-type="float">
            <text:p>69.8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872" calcext:value-type="float">
            <text:p>69.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872" calcext:value-type="float">
            <text:p>69.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6528" calcext:value-type="float">
            <text:p>69.7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6904" calcext:value-type="float">
            <text:p>69.7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0328" calcext:value-type="float">
            <text:p>69.6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632" calcext:value-type="float">
            <text:p>69.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7656" calcext:value-type="float">
            <text:p>69.6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0224" calcext:value-type="float">
            <text:p>69.6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41288" calcext:value-type="float">
            <text:p>69.7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7552" calcext:value-type="float">
            <text:p>69.5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536" calcext:value-type="float">
            <text:p>69.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8408" calcext:value-type="float">
            <text:p>69.5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8992" calcext:value-type="float">
            <text:p>69.6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012" calcext:value-type="float">
            <text:p>69.5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9096" calcext:value-type="float">
            <text:p>69.7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2792" calcext:value-type="float">
            <text:p>69.5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2792" calcext:value-type="float">
            <text:p>69.5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3272" calcext:value-type="float">
            <text:p>69.6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4128" calcext:value-type="float">
            <text:p>69.6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536" calcext:value-type="float">
            <text:p>69.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8136" calcext:value-type="float">
            <text:p>69.6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0704" calcext:value-type="float">
            <text:p>69.6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1832" calcext:value-type="float">
            <text:p>69.5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012" calcext:value-type="float">
            <text:p>69.5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7928" calcext:value-type="float">
            <text:p>69.5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6384" calcext:value-type="float">
            <text:p>69.3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3232" calcext:value-type="float">
            <text:p>69.2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484" calcext:value-type="float">
            <text:p>69.2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34" calcext:value-type="float">
            <text:p>69.1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1312" calcext:value-type="float">
            <text:p>69.1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88432" calcext:value-type="float">
            <text:p>68.9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432" calcext:value-type="float">
            <text:p>68.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4112" calcext:value-type="float">
            <text:p>68.7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9352" calcext:value-type="float">
            <text:p>68.7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8704" calcext:value-type="float">
            <text:p>68.8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0312" calcext:value-type="float">
            <text:p>68.7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4904" calcext:value-type="float">
            <text:p>68.9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6952" calcext:value-type="float">
            <text:p>68.5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336" calcext:value-type="float">
            <text:p>68.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9624" calcext:value-type="float">
            <text:p>68.6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952" calcext:value-type="float">
            <text:p>68.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61712" calcext:value-type="float">
            <text:p>68.5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572" calcext:value-type="float">
            <text:p>68.6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9144" calcext:value-type="float">
            <text:p>68.5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7332" calcext:value-type="float">
            <text:p>68.4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0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952" calcext:value-type="float">
            <text:p>68.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9524" calcext:value-type="float">
            <text:p>68.5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3424" calcext:value-type="float">
            <text:p>68.5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6952" calcext:value-type="float">
            <text:p>68.5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9832" calcext:value-type="float">
            <text:p>68.7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2504" calcext:value-type="float">
            <text:p>68.8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288" calcext:value-type="float">
            <text:p>68.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7848" calcext:value-type="float">
            <text:p>68.8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2816" calcext:value-type="float">
            <text:p>69.0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7848" calcext:value-type="float">
            <text:p>68.8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148" calcext:value-type="float">
            <text:p>68.9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82336" calcext:value-type="float">
            <text:p>68.9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5216" calcext:value-type="float">
            <text:p>69.1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6384" calcext:value-type="float">
            <text:p>69.3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3232" calcext:value-type="float">
            <text:p>69.2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6384" calcext:value-type="float">
            <text:p>69.3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3648" calcext:value-type="float">
            <text:p>69.5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012" calcext:value-type="float">
            <text:p>69.5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9368" calcext:value-type="float">
            <text:p>69.6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3544" calcext:value-type="float">
            <text:p>69.5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12688" calcext:value-type="float">
            <text:p>69.5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7928" calcext:value-type="float">
            <text:p>69.5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296" calcext:value-type="float">
            <text:p>69.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2064" calcext:value-type="float">
            <text:p>69.0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1312" calcext:value-type="float">
            <text:p>69.1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8096" calcext:value-type="float">
            <text:p>69.3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4944" calcext:value-type="float">
            <text:p>69.2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3024" calcext:value-type="float">
            <text:p>69.1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9288" calcext:value-type="float">
            <text:p>68.9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3192" calcext:value-type="float">
            <text:p>68.9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86" calcext:value-type="float">
            <text:p>68.8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096" calcext:value-type="float">
            <text:p>68.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4472" calcext:value-type="float">
            <text:p>68.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514" calcext:value-type="float">
            <text:p>68.3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3008" calcext:value-type="float">
            <text:p>68.2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188" calcext:value-type="float">
            <text:p>68.3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3112" calcext:value-type="float">
            <text:p>68.3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0752" calcext:value-type="float">
            <text:p>68.5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6476" calcext:value-type="float">
            <text:p>68.5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2944" calcext:value-type="float">
            <text:p>68.5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0104" calcext:value-type="float">
            <text:p>68.6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572" calcext:value-type="float">
            <text:p>68.6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48352" calcext:value-type="float">
            <text:p>68.3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38624" calcext:value-type="float">
            <text:p>68.2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514" calcext:value-type="float">
            <text:p>68.3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3592" calcext:value-type="float">
            <text:p>68.3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1776" calcext:value-type="float">
            <text:p>68.3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99584" calcext:value-type="float">
            <text:p>68.2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57496" calcext:value-type="float">
            <text:p>68.3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616" calcext:value-type="float">
            <text:p>68.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4824" calcext:value-type="float">
            <text:p>68.3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75784" calcext:value-type="float">
            <text:p>68.3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9688" calcext:value-type="float">
            <text:p>68.3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3696" calcext:value-type="float">
            <text:p>68.4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4928" calcext:value-type="float">
            <text:p>68.3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45304" calcext:value-type="float">
            <text:p>68.3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97704" calcext:value-type="float">
            <text:p>68.4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3048" calcext:value-type="float">
            <text:p>68.5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2464" calcext:value-type="float">
            <text:p>68.4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38" calcext:value-type="float">
            <text:p>68.5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01336" calcext:value-type="float">
            <text:p>68.6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3152" calcext:value-type="float">
            <text:p>68.6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1168" calcext:value-type="float">
            <text:p>68.7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812" calcext:value-type="float">
            <text:p>68.7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8328" calcext:value-type="float">
            <text:p>68.9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9016" calcext:value-type="float">
            <text:p>69.0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532" calcext:value-type="float">
            <text:p>69.2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8952" calcext:value-type="float">
            <text:p>69.3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6384" calcext:value-type="float">
            <text:p>69.3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5632" calcext:value-type="float">
            <text:p>69.4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5528" calcext:value-type="float">
            <text:p>69.3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676" calcext:value-type="float">
            <text:p>69.3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2064" calcext:value-type="float">
            <text:p>69.0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2064" calcext:value-type="float">
            <text:p>69.0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0624" calcext:value-type="float">
            <text:p>69.0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6448" calcext:value-type="float">
            <text:p>69.1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9768" calcext:value-type="float">
            <text:p>69.0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0456" calcext:value-type="float">
            <text:p>69.1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9392" calcext:value-type="float">
            <text:p>69.0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0624" calcext:value-type="float">
            <text:p>69.0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2128" calcext:value-type="float">
            <text:p>68.8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9016" calcext:value-type="float">
            <text:p>69.0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816" calcext:value-type="float">
            <text:p>69.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7576" calcext:value-type="float">
            <text:p>68.9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33568" calcext:value-type="float">
            <text:p>68.9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5552" calcext:value-type="float">
            <text:p>68.8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1752" calcext:value-type="float">
            <text:p>68.8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8056" calcext:value-type="float">
            <text:p>69.0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0936" calcext:value-type="float">
            <text:p>69.2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152" calcext:value-type="float">
            <text:p>69.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7032" calcext:value-type="float">
            <text:p>69.2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3984" calcext:value-type="float">
            <text:p>69.2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2816" calcext:value-type="float">
            <text:p>69.0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624" calcext:value-type="float">
            <text:p>68.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9016" calcext:value-type="float">
            <text:p>69.0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2856" calcext:value-type="float">
            <text:p>69.3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8848" calcext:value-type="float">
            <text:p>69.2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6176" calcext:value-type="float">
            <text:p>69.2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0936" calcext:value-type="float">
            <text:p>69.2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4736" calcext:value-type="float">
            <text:p>69.1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8056" calcext:value-type="float">
            <text:p>69.0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3672" calcext:value-type="float">
            <text:p>69.0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6136" calcext:value-type="float">
            <text:p>68.9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9184" calcext:value-type="float">
            <text:p>68.9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6032" calcext:value-type="float">
            <text:p>68.8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75784" calcext:value-type="float">
            <text:p>68.3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75784" calcext:value-type="float">
            <text:p>68.3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0816" calcext:value-type="float">
            <text:p>68.2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8416" calcext:value-type="float">
            <text:p>68.0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04512" calcext:value-type="float">
            <text:p>68.1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6328" calcext:value-type="float">
            <text:p>68.1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28" calcext:value-type="float">
            <text:p>68.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0608" calcext:value-type="float">
            <text:p>68.1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9376" calcext:value-type="float">
            <text:p>68.1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65472" calcext:value-type="float">
            <text:p>68.1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184" calcext:value-type="float">
            <text:p>68.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0608" calcext:value-type="float">
            <text:p>68.1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3656" calcext:value-type="float">
            <text:p>68.1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74616" calcext:value-type="float">
            <text:p>68.1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38624" calcext:value-type="float">
            <text:p>68.2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01464" calcext:value-type="float">
            <text:p>68.1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4472" calcext:value-type="float">
            <text:p>68.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2904" calcext:value-type="float">
            <text:p>68.1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4824" calcext:value-type="float">
            <text:p>68.3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34992" calcext:value-type="float">
            <text:p>68.1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34992" calcext:value-type="float">
            <text:p>68.1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7872" calcext:value-type="float">
            <text:p>68.3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7872" calcext:value-type="float">
            <text:p>68.3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1024" calcext:value-type="float">
            <text:p>68.3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64176" calcext:value-type="float">
            <text:p>68.4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76" calcext:value-type="float">
            <text:p>68.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51984" calcext:value-type="float">
            <text:p>68.4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572" calcext:value-type="float">
            <text:p>68.6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192" calcext:value-type="float">
            <text:p>68.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288" calcext:value-type="float">
            <text:p>68.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61" calcext:value-type="float">
            <text:p>68.9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6824" calcext:value-type="float">
            <text:p>69.0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628" calcext:value-type="float">
            <text:p>69.2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676" calcext:value-type="float">
            <text:p>69.3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0664" calcext:value-type="float">
            <text:p>69.3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2376" calcext:value-type="float">
            <text:p>69.3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8472" calcext:value-type="float">
            <text:p>69.3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484" calcext:value-type="float">
            <text:p>69.2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0832" calcext:value-type="float">
            <text:p>69.1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3024" calcext:value-type="float">
            <text:p>69.1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5216" calcext:value-type="float">
            <text:p>69.1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8536" calcext:value-type="float">
            <text:p>69.0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5656" calcext:value-type="float">
            <text:p>68.8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1272" calcext:value-type="float">
            <text:p>68.8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93944" calcext:value-type="float">
            <text:p>68.8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912" calcext:value-type="float">
            <text:p>69.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2376" calcext:value-type="float">
            <text:p>69.3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4464" calcext:value-type="float">
            <text:p>69.2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7512" calcext:value-type="float">
            <text:p>69.2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3608" calcext:value-type="float">
            <text:p>69.2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768" calcext:value-type="float">
            <text:p>69.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0456" calcext:value-type="float">
            <text:p>69.1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2168" calcext:value-type="float">
            <text:p>69.1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0728" calcext:value-type="float">
            <text:p>69.0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4632" calcext:value-type="float">
            <text:p>69.0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8912" calcext:value-type="float">
            <text:p>69.0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6824" calcext:value-type="float">
            <text:p>69.0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3052" calcext:value-type="float">
            <text:p>68.9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8056" calcext:value-type="float">
            <text:p>69.0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1104" calcext:value-type="float">
            <text:p>69.0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5864" calcext:value-type="float">
            <text:p>69.0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0416" calcext:value-type="float">
            <text:p>68.8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3464" calcext:value-type="float">
            <text:p>68.8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6032" calcext:value-type="float">
            <text:p>68.8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2984" calcext:value-type="float">
            <text:p>68.8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7912" calcext:value-type="float">
            <text:p>68.6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1236" calcext:value-type="float">
            <text:p>68.4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3112" calcext:value-type="float">
            <text:p>68.3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6852" calcext:value-type="float">
            <text:p>68.1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31944" calcext:value-type="float">
            <text:p>68.1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28" calcext:value-type="float">
            <text:p>68.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28" calcext:value-type="float">
            <text:p>68.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4304" calcext:value-type="float">
            <text:p>67.9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2864" calcext:value-type="float">
            <text:p>67.8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8208" calcext:value-type="float">
            <text:p>67.9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78376" calcext:value-type="float">
            <text:p>67.7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85056" calcext:value-type="float">
            <text:p>67.8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1256" calcext:value-type="float">
            <text:p>67.9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91736" calcext:value-type="float">
            <text:p>67.9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8564" calcext:value-type="float">
            <text:p>67.9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1528" calcext:value-type="float">
            <text:p>67.8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3824" calcext:value-type="float">
            <text:p>67.9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0776" calcext:value-type="float">
            <text:p>67.9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7352" calcext:value-type="float">
            <text:p>67.9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468" calcext:value-type="float">
            <text:p>67.9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468" calcext:value-type="float">
            <text:p>67.9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7456" calcext:value-type="float">
            <text:p>68.0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516" calcext:value-type="float">
            <text:p>67.9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3928" calcext:value-type="float">
            <text:p>68.0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9168" calcext:value-type="float">
            <text:p>68.0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82592" calcext:value-type="float">
            <text:p>67.9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65472" calcext:value-type="float">
            <text:p>68.1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136" calcext:value-type="float">
            <text:p>68.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8896" calcext:value-type="float">
            <text:p>68.1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2904" calcext:value-type="float">
            <text:p>68.1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616" calcext:value-type="float">
            <text:p>68.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6056" calcext:value-type="float">
            <text:p>68.2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42256" calcext:value-type="float">
            <text:p>68.3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51984" calcext:value-type="float">
            <text:p>68.4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6848" calcext:value-type="float">
            <text:p>68.5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8496" calcext:value-type="float">
            <text:p>68.7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5552" calcext:value-type="float">
            <text:p>68.8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90896" calcext:value-type="float">
            <text:p>68.8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6072" calcext:value-type="float">
            <text:p>69.1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1688" calcext:value-type="float">
            <text:p>69.1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4152" calcext:value-type="float">
            <text:p>69.0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34" calcext:value-type="float">
            <text:p>69.1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72" calcext:value-type="float">
            <text:p>69.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2712" calcext:value-type="float">
            <text:p>68.9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3256" calcext:value-type="float">
            <text:p>68.7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0688" calcext:value-type="float">
            <text:p>68.7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8224" calcext:value-type="float">
            <text:p>68.8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288" calcext:value-type="float">
            <text:p>68.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7056" calcext:value-type="float">
            <text:p>68.6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5512" calcext:value-type="float">
            <text:p>68.4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75784" calcext:value-type="float">
            <text:p>68.3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6912" calcext:value-type="float">
            <text:p>68.2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32528" calcext:value-type="float">
            <text:p>68.2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66" calcext:value-type="float">
            <text:p>68.0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15536" calcext:value-type="float">
            <text:p>67.9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516" calcext:value-type="float">
            <text:p>67.9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5912" calcext:value-type="float">
            <text:p>67.8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6392" calcext:value-type="float">
            <text:p>67.9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942" calcext:value-type="float">
            <text:p>67.8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896" calcext:value-type="float">
            <text:p>67.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9544" calcext:value-type="float">
            <text:p>67.9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6976" calcext:value-type="float">
            <text:p>68.0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66" calcext:value-type="float">
            <text:p>68.0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8416" calcext:value-type="float">
            <text:p>68.0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9168" calcext:value-type="float">
            <text:p>68.0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1776" calcext:value-type="float">
            <text:p>68.3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0336" calcext:value-type="float">
            <text:p>68.2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8896" calcext:value-type="float">
            <text:p>68.1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4824" calcext:value-type="float">
            <text:p>68.3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2092" calcext:value-type="float">
            <text:p>68.3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9144" calcext:value-type="float">
            <text:p>68.5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7744" calcext:value-type="float">
            <text:p>68.8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4968" calcext:value-type="float">
            <text:p>68.7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04384" calcext:value-type="float">
            <text:p>68.6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4284" calcext:value-type="float">
            <text:p>68.4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4864" calcext:value-type="float">
            <text:p>68.6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3048" calcext:value-type="float">
            <text:p>68.5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32528" calcext:value-type="float">
            <text:p>68.2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9" calcext:value-type="float">
            <text:p>68.1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74616" calcext:value-type="float">
            <text:p>68.1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04512" calcext:value-type="float">
            <text:p>68.1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4576" calcext:value-type="float">
            <text:p>67.8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944" calcext:value-type="float">
            <text:p>67.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0672" calcext:value-type="float">
            <text:p>67.8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18584" calcext:value-type="float">
            <text:p>67.9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4952" calcext:value-type="float">
            <text:p>67.8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992" calcext:value-type="float">
            <text:p>67.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3344" calcext:value-type="float">
            <text:p>67.9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0672" calcext:value-type="float">
            <text:p>67.8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0504" calcext:value-type="float">
            <text:p>68.0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948" calcext:value-type="float">
            <text:p>68.2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47184" calcext:value-type="float">
            <text:p>68.1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6852" calcext:value-type="float">
            <text:p>68.1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9856" calcext:value-type="float">
            <text:p>68.1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2904" calcext:value-type="float">
            <text:p>68.1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0756" calcext:value-type="float">
            <text:p>68.1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3344" calcext:value-type="float">
            <text:p>67.9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66" calcext:value-type="float">
            <text:p>68.0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7624" calcext:value-type="float">
            <text:p>67.8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2864" calcext:value-type="float">
            <text:p>67.8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49064" calcext:value-type="float">
            <text:p>67.9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1256" calcext:value-type="float">
            <text:p>67.9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3552" calcext:value-type="float">
            <text:p>68.0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612" calcext:value-type="float">
            <text:p>68.0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01464" calcext:value-type="float">
            <text:p>68.1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77664" calcext:value-type="float">
            <text:p>68.1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93488" calcext:value-type="float">
            <text:p>68.2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87392" calcext:value-type="float">
            <text:p>68.2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0648" calcext:value-type="float">
            <text:p>68.4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42256" calcext:value-type="float">
            <text:p>68.3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64176" calcext:value-type="float">
            <text:p>68.4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62" calcext:value-type="float">
            <text:p>68.6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3464" calcext:value-type="float">
            <text:p>68.8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1752" calcext:value-type="float">
            <text:p>68.8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24" calcext:value-type="float">
            <text:p>68.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90896" calcext:value-type="float">
            <text:p>68.8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5112" calcext:value-type="float">
            <text:p>69.0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2544" calcext:value-type="float">
            <text:p>69.1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816" calcext:value-type="float">
            <text:p>69.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0248" calcext:value-type="float">
            <text:p>69.0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4152" calcext:value-type="float">
            <text:p>69.0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4152" calcext:value-type="float">
            <text:p>69.0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72" calcext:value-type="float">
            <text:p>69.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9288" calcext:value-type="float">
            <text:p>68.9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0624" calcext:value-type="float">
            <text:p>69.0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4528" calcext:value-type="float">
            <text:p>68.9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24424" calcext:value-type="float">
            <text:p>68.9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93944" calcext:value-type="float">
            <text:p>68.8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27472" calcext:value-type="float">
            <text:p>68.9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004" calcext:value-type="float">
            <text:p>68.9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956" calcext:value-type="float">
            <text:p>68.8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64048" calcext:value-type="float">
            <text:p>68.9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8704" calcext:value-type="float">
            <text:p>68.8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2608" calcext:value-type="float">
            <text:p>68.8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576" calcext:value-type="float">
            <text:p>68.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5928" calcext:value-type="float">
            <text:p>68.7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6784" calcext:value-type="float">
            <text:p>68.7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6408" calcext:value-type="float">
            <text:p>68.7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2296" calcext:value-type="float">
            <text:p>68.6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92192" calcext:value-type="float">
            <text:p>68.5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5992" calcext:value-type="float">
            <text:p>68.5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6952" calcext:value-type="float">
            <text:p>68.5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952" calcext:value-type="float">
            <text:p>68.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6744" calcext:value-type="float">
            <text:p>68.4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25136" calcext:value-type="float">
            <text:p>68.5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65472" calcext:value-type="float">
            <text:p>68.1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3656" calcext:value-type="float">
            <text:p>68.1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0672" calcext:value-type="float">
            <text:p>67.8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896" calcext:value-type="float">
            <text:p>67.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2448" calcext:value-type="float">
            <text:p>67.5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2448" calcext:value-type="float">
            <text:p>67.5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8544" calcext:value-type="float">
            <text:p>67.5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2344" calcext:value-type="float">
            <text:p>67.5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6352" calcext:value-type="float">
            <text:p>67.5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3784" calcext:value-type="float">
            <text:p>67.6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8544" calcext:value-type="float">
            <text:p>67.5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6184" calcext:value-type="float">
            <text:p>67.7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0256" calcext:value-type="float">
            <text:p>67.5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464" calcext:value-type="float">
            <text:p>67.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608" calcext:value-type="float">
            <text:p>67.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71696" calcext:value-type="float">
            <text:p>67.6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6728" calcext:value-type="float">
            <text:p>67.5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9504" calcext:value-type="float">
            <text:p>67.6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18" calcext:value-type="float">
            <text:p>67.7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14368" calcext:value-type="float">
            <text:p>67.7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50944" calcext:value-type="float">
            <text:p>67.7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4472" calcext:value-type="float">
            <text:p>67.7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276" calcext:value-type="float">
            <text:p>67.8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9336" calcext:value-type="float">
            <text:p>67.8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9168" calcext:value-type="float">
            <text:p>68.0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0672" calcext:value-type="float">
            <text:p>67.8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1256" calcext:value-type="float">
            <text:p>67.9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752" calcext:value-type="float">
            <text:p>67.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7896" calcext:value-type="float">
            <text:p>67.7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2656" calcext:value-type="float">
            <text:p>67.7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6456" calcext:value-type="float">
            <text:p>67.6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3616" calcext:value-type="float">
            <text:p>67.7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77792" calcext:value-type="float">
            <text:p>67.6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50944" calcext:value-type="float">
            <text:p>67.7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8856" calcext:value-type="float">
            <text:p>67.8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7896" calcext:value-type="float">
            <text:p>67.7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372" calcext:value-type="float">
            <text:p>67.8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0192" calcext:value-type="float">
            <text:p>67.8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1632" calcext:value-type="float">
            <text:p>67.9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0504" calcext:value-type="float">
            <text:p>68.0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6224" calcext:value-type="float">
            <text:p>68.0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05096" calcext:value-type="float">
            <text:p>68.2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3112" calcext:value-type="float">
            <text:p>68.3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67808" calcext:value-type="float">
            <text:p>68.5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812" calcext:value-type="float">
            <text:p>68.7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9936" calcext:value-type="float">
            <text:p>68.8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3256" calcext:value-type="float">
            <text:p>68.7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4696" calcext:value-type="float">
            <text:p>68.8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0688" calcext:value-type="float">
            <text:p>68.7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9624" calcext:value-type="float">
            <text:p>68.6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67224" calcext:value-type="float">
            <text:p>68.4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5952" calcext:value-type="float">
            <text:p>68.1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5432" calcext:value-type="float">
            <text:p>67.8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0088" calcext:value-type="float">
            <text:p>67.7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6288" calcext:value-type="float">
            <text:p>67.8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0296" calcext:value-type="float">
            <text:p>67.9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9816" calcext:value-type="float">
            <text:p>67.8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3448" calcext:value-type="float">
            <text:p>67.9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9752" calcext:value-type="float">
            <text:p>68.1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15408" calcext:value-type="float">
            <text:p>68.4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18456" calcext:value-type="float">
            <text:p>68.4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1236" calcext:value-type="float">
            <text:p>68.4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4472" calcext:value-type="float">
            <text:p>68.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9" calcext:value-type="float">
            <text:p>68.1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516" calcext:value-type="float">
            <text:p>67.9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988" calcext:value-type="float">
            <text:p>67.6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29024" calcext:value-type="float">
            <text:p>67.6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77792" calcext:value-type="float">
            <text:p>67.6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9672" calcext:value-type="float">
            <text:p>67.4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272" calcext:value-type="float">
            <text:p>67.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1384" calcext:value-type="float">
            <text:p>67.4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4056" calcext:value-type="float">
            <text:p>67.5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272" calcext:value-type="float">
            <text:p>67.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796" calcext:value-type="float">
            <text:p>67.4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2344" calcext:value-type="float">
            <text:p>67.5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3304" calcext:value-type="float">
            <text:p>67.5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6728" calcext:value-type="float">
            <text:p>67.5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6352" calcext:value-type="float">
            <text:p>67.5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368" calcext:value-type="float">
            <text:p>67.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52824" calcext:value-type="float">
            <text:p>67.5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9504" calcext:value-type="float">
            <text:p>67.6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52824" calcext:value-type="float">
            <text:p>67.5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6352" calcext:value-type="float">
            <text:p>67.5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8064" calcext:value-type="float">
            <text:p>67.5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3784" calcext:value-type="float">
            <text:p>67.6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2176" calcext:value-type="float">
            <text:p>67.7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2448" calcext:value-type="float">
            <text:p>67.5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55872" calcext:value-type="float">
            <text:p>67.5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7688" calcext:value-type="float">
            <text:p>67.6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1216" calcext:value-type="float">
            <text:p>67.6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55872" calcext:value-type="float">
            <text:p>67.5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77792" calcext:value-type="float">
            <text:p>67.6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084" calcext:value-type="float">
            <text:p>67.6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988" calcext:value-type="float">
            <text:p>67.6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7228" calcext:value-type="float">
            <text:p>67.7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6936" calcext:value-type="float">
            <text:p>67.6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608" calcext:value-type="float">
            <text:p>67.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7144" calcext:value-type="float">
            <text:p>67.8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7228" calcext:value-type="float">
            <text:p>67.7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12488" calcext:value-type="float">
            <text:p>67.9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2864" calcext:value-type="float">
            <text:p>67.8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18584" calcext:value-type="float">
            <text:p>67.9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8208" calcext:value-type="float">
            <text:p>67.9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55744" calcext:value-type="float">
            <text:p>68.0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77664" calcext:value-type="float">
            <text:p>68.1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6432" calcext:value-type="float">
            <text:p>68.2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15408" calcext:value-type="float">
            <text:p>68.4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45304" calcext:value-type="float">
            <text:p>68.3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8728" calcext:value-type="float">
            <text:p>68.3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1024" calcext:value-type="float">
            <text:p>68.3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4928" calcext:value-type="float">
            <text:p>68.3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5928" calcext:value-type="float">
            <text:p>68.7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6304" calcext:value-type="float">
            <text:p>68.7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384" calcext:value-type="float">
            <text:p>68.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956" calcext:value-type="float">
            <text:p>68.8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7744" calcext:value-type="float">
            <text:p>68.8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9936" calcext:value-type="float">
            <text:p>68.8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41544" calcext:value-type="float">
            <text:p>68.7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6888" calcext:value-type="float">
            <text:p>68.8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24" calcext:value-type="float">
            <text:p>68.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4764" calcext:value-type="float">
            <text:p>68.7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0584" calcext:value-type="float">
            <text:p>68.6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55616" calcext:value-type="float">
            <text:p>68.5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904" calcext:value-type="float">
            <text:p>68.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4968" calcext:value-type="float">
            <text:p>68.7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41544" calcext:value-type="float">
            <text:p>68.7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3256" calcext:value-type="float">
            <text:p>68.7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1064" calcext:value-type="float">
            <text:p>68.7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8872" calcext:value-type="float">
            <text:p>68.6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0104" calcext:value-type="float">
            <text:p>68.6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6304" calcext:value-type="float">
            <text:p>68.7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8496" calcext:value-type="float">
            <text:p>68.7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7056" calcext:value-type="float">
            <text:p>68.6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28184" calcext:value-type="float">
            <text:p>68.5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4072" calcext:value-type="float">
            <text:p>68.3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48352" calcext:value-type="float">
            <text:p>68.3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78832" calcext:value-type="float">
            <text:p>68.3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65472" calcext:value-type="float">
            <text:p>68.1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6912" calcext:value-type="float">
            <text:p>68.2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32528" calcext:value-type="float">
            <text:p>68.2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9104" calcext:value-type="float">
            <text:p>68.2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9312" calcext:value-type="float">
            <text:p>68.4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7872" calcext:value-type="float">
            <text:p>68.3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996" calcext:value-type="float">
            <text:p>68.2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3072" calcext:value-type="float">
            <text:p>68.0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4304" calcext:value-type="float">
            <text:p>67.9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4952" calcext:value-type="float">
            <text:p>67.8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7896" calcext:value-type="float">
            <text:p>67.7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512" calcext:value-type="float">
            <text:p>67.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512" calcext:value-type="float">
            <text:p>67.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9464" calcext:value-type="float">
            <text:p>67.3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3472" calcext:value-type="float">
            <text:p>67.4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0048" calcext:value-type="float">
            <text:p>67.4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604" calcext:value-type="float">
            <text:p>67.3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6248" calcext:value-type="float">
            <text:p>67.5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512" calcext:value-type="float">
            <text:p>67.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272" calcext:value-type="float">
            <text:p>67.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9192" calcext:value-type="float">
            <text:p>67.4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652" calcext:value-type="float">
            <text:p>67.4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224" calcext:value-type="float">
            <text:p>67.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4704" calcext:value-type="float">
            <text:p>67.3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224" calcext:value-type="float">
            <text:p>67.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6248" calcext:value-type="float">
            <text:p>67.5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4056" calcext:value-type="float">
            <text:p>67.5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4912" calcext:value-type="float">
            <text:p>67.4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9776" calcext:value-type="float">
            <text:p>67.5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7104" calcext:value-type="float">
            <text:p>67.5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5912" calcext:value-type="float">
            <text:p>67.8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6496" calcext:value-type="float">
            <text:p>67.9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91736" calcext:value-type="float">
            <text:p>67.9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8416" calcext:value-type="float">
            <text:p>68.0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9104" calcext:value-type="float">
            <text:p>68.2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27016" calcext:value-type="float">
            <text:p>68.3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9312" calcext:value-type="float">
            <text:p>68.4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98288" calcext:value-type="float">
            <text:p>68.5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2944" calcext:value-type="float">
            <text:p>68.5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9144" calcext:value-type="float">
            <text:p>68.5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07432" calcext:value-type="float">
            <text:p>68.6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91608" calcext:value-type="float">
            <text:p>68.4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2464" calcext:value-type="float">
            <text:p>68.4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61128" calcext:value-type="float">
            <text:p>68.4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188" calcext:value-type="float">
            <text:p>68.3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1192" calcext:value-type="float">
            <text:p>68.2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752" calcext:value-type="float">
            <text:p>67.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0464" calcext:value-type="float">
            <text:p>67.7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0088" calcext:value-type="float">
            <text:p>67.7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5912" calcext:value-type="float">
            <text:p>67.8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4408" calcext:value-type="float">
            <text:p>68.0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0608" calcext:value-type="float">
            <text:p>68.1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328" calcext:value-type="float">
            <text:p>68.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87392" calcext:value-type="float">
            <text:p>68.2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4072" calcext:value-type="float">
            <text:p>68.3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4552" calcext:value-type="float">
            <text:p>68.4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3592" calcext:value-type="float">
            <text:p>68.3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72736" calcext:value-type="float">
            <text:p>68.3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2632" calcext:value-type="float">
            <text:p>68.3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74616" calcext:value-type="float">
            <text:p>68.1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9272" calcext:value-type="float">
            <text:p>68.0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5848" calcext:value-type="float">
            <text:p>68.1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62424" calcext:value-type="float">
            <text:p>68.1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74032" calcext:value-type="float">
            <text:p>68.0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0192" calcext:value-type="float">
            <text:p>67.8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1528" calcext:value-type="float">
            <text:p>67.8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4536" calcext:value-type="float">
            <text:p>67.5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2344" calcext:value-type="float">
            <text:p>67.5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9296" calcext:value-type="float">
            <text:p>67.5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7104" calcext:value-type="float">
            <text:p>67.5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7648" calcext:value-type="float">
            <text:p>67.2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0528" calcext:value-type="float">
            <text:p>67.4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0528" calcext:value-type="float">
            <text:p>67.4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7376" calcext:value-type="float">
            <text:p>67.3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78504" calcext:value-type="float">
            <text:p>67.2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1656" calcext:value-type="float">
            <text:p>67.3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032" calcext:value-type="float">
            <text:p>67.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4328" calcext:value-type="float">
            <text:p>67.3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5184" calcext:value-type="float">
            <text:p>67.3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2992" calcext:value-type="float">
            <text:p>67.3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0904" calcext:value-type="float">
            <text:p>67.4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652" calcext:value-type="float">
            <text:p>67.4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3368" calcext:value-type="float">
            <text:p>67.3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5288" calcext:value-type="float">
            <text:p>67.4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1384" calcext:value-type="float">
            <text:p>67.4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9568" calcext:value-type="float">
            <text:p>67.4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5288" calcext:value-type="float">
            <text:p>67.4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4056" calcext:value-type="float">
            <text:p>67.5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3952" calcext:value-type="float">
            <text:p>67.4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4432" calcext:value-type="float">
            <text:p>67.4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6248" calcext:value-type="float">
            <text:p>67.5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6624" calcext:value-type="float">
            <text:p>67.4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6624" calcext:value-type="float">
            <text:p>67.4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368" calcext:value-type="float">
            <text:p>67.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7208" calcext:value-type="float">
            <text:p>67.5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1216" calcext:value-type="float">
            <text:p>67.6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2176" calcext:value-type="float">
            <text:p>67.7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1424" calcext:value-type="float">
            <text:p>67.7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8" calcext:value-type="float">
            <text:p>67.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0776" calcext:value-type="float">
            <text:p>67.9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7352" calcext:value-type="float">
            <text:p>67.9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8896" calcext:value-type="float">
            <text:p>68.1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7288" calcext:value-type="float">
            <text:p>68.2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3008" calcext:value-type="float">
            <text:p>68.2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3008" calcext:value-type="float">
            <text:p>68.2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996" calcext:value-type="float">
            <text:p>68.2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2152" calcext:value-type="float">
            <text:p>68.2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616" calcext:value-type="float">
            <text:p>68.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91608" calcext:value-type="float">
            <text:p>68.4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856" calcext:value-type="float">
            <text:p>68.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51984" calcext:value-type="float">
            <text:p>68.4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4284" calcext:value-type="float">
            <text:p>68.4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4928" calcext:value-type="float">
            <text:p>68.3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1776" calcext:value-type="float">
            <text:p>68.3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78832" calcext:value-type="float">
            <text:p>68.3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78832" calcext:value-type="float">
            <text:p>68.3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8728" calcext:value-type="float">
            <text:p>68.3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2152" calcext:value-type="float">
            <text:p>68.2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28" calcext:value-type="float">
            <text:p>68.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62424" calcext:value-type="float">
            <text:p>68.1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996" calcext:value-type="float">
            <text:p>68.2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35576" calcext:value-type="float">
            <text:p>68.2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58792" calcext:value-type="float">
            <text:p>68.0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85056" calcext:value-type="float">
            <text:p>67.8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7896" calcext:value-type="float">
            <text:p>67.7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5808" calcext:value-type="float">
            <text:p>67.8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0776" calcext:value-type="float">
            <text:p>67.9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3656" calcext:value-type="float">
            <text:p>68.1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9376" calcext:value-type="float">
            <text:p>68.1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6976" calcext:value-type="float">
            <text:p>68.0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9608" calcext:value-type="float">
            <text:p>67.7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0776" calcext:value-type="float">
            <text:p>67.9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0608" calcext:value-type="float">
            <text:p>68.1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0504" calcext:value-type="float">
            <text:p>68.0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1256" calcext:value-type="float">
            <text:p>67.9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9336" calcext:value-type="float">
            <text:p>67.8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7288" calcext:value-type="float">
            <text:p>68.2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7936" calcext:value-type="float">
            <text:p>68.0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3616" calcext:value-type="float">
            <text:p>67.7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3616" calcext:value-type="float">
            <text:p>67.7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0464" calcext:value-type="float">
            <text:p>67.7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7104" calcext:value-type="float">
            <text:p>67.5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844" calcext:value-type="float">
            <text:p>67.5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128" calcext:value-type="float">
            <text:p>67.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0216" calcext:value-type="float">
            <text:p>67.2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3848" calcext:value-type="float">
            <text:p>67.3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4976" calcext:value-type="float">
            <text:p>67.2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9256" calcext:value-type="float">
            <text:p>67.1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0488" calcext:value-type="float">
            <text:p>67.1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792" calcext:value-type="float">
            <text:p>67.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1072" calcext:value-type="float">
            <text:p>67.2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3744" calcext:value-type="float">
            <text:p>67.2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8128" calcext:value-type="float">
            <text:p>67.3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792" calcext:value-type="float">
            <text:p>67.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0112" calcext:value-type="float">
            <text:p>67.1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78504" calcext:value-type="float">
            <text:p>67.2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2784" calcext:value-type="float">
            <text:p>67.2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888" calcext:value-type="float">
            <text:p>67.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1072" calcext:value-type="float">
            <text:p>67.2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8232" calcext:value-type="float">
            <text:p>67.3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412" calcext:value-type="float">
            <text:p>67.2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7376" calcext:value-type="float">
            <text:p>67.3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0424" calcext:value-type="float">
            <text:p>67.4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7856" calcext:value-type="float">
            <text:p>67.4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9944" calcext:value-type="float">
            <text:p>67.3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7752" calcext:value-type="float">
            <text:p>67.3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2136" calcext:value-type="float">
            <text:p>67.3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4328" calcext:value-type="float">
            <text:p>67.3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3096" calcext:value-type="float">
            <text:p>67.4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5016" calcext:value-type="float">
            <text:p>67.5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3408" calcext:value-type="float">
            <text:p>67.6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8168" calcext:value-type="float">
            <text:p>67.6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14368" calcext:value-type="float">
            <text:p>67.7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324" calcext:value-type="float">
            <text:p>67.8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4576" calcext:value-type="float">
            <text:p>67.8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15536" calcext:value-type="float">
            <text:p>67.9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9648" calcext:value-type="float">
            <text:p>68.0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3384" calcext:value-type="float">
            <text:p>68.2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6852" calcext:value-type="float">
            <text:p>68.1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6264" calcext:value-type="float">
            <text:p>68.4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18456" calcext:value-type="float">
            <text:p>68.4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712" calcext:value-type="float">
            <text:p>68.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616" calcext:value-type="float">
            <text:p>68.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0064" calcext:value-type="float">
            <text:p>68.3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99584" calcext:value-type="float">
            <text:p>68.2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87392" calcext:value-type="float">
            <text:p>68.2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9044" calcext:value-type="float">
            <text:p>68.2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6808" calcext:value-type="float">
            <text:p>68.1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0816" calcext:value-type="float">
            <text:p>68.2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65472" calcext:value-type="float">
            <text:p>68.1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62424" calcext:value-type="float">
            <text:p>68.1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47768" calcext:value-type="float">
            <text:p>68.2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0128" calcext:value-type="float">
            <text:p>68.0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74032" calcext:value-type="float">
            <text:p>68.0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52696" calcext:value-type="float">
            <text:p>68.0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7352" calcext:value-type="float">
            <text:p>67.9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7352" calcext:value-type="float">
            <text:p>67.9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7352" calcext:value-type="float">
            <text:p>67.9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7352" calcext:value-type="float">
            <text:p>67.9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7352" calcext:value-type="float">
            <text:p>67.9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7352" calcext:value-type="float">
            <text:p>67.9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0776" calcext:value-type="float">
            <text:p>67.9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85056" calcext:value-type="float">
            <text:p>67.8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8816" calcext:value-type="float">
            <text:p>67.4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4432" calcext:value-type="float">
            <text:p>67.4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272" calcext:value-type="float">
            <text:p>67.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036" calcext:value-type="float">
            <text:p>67.6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3512" calcext:value-type="float">
            <text:p>67.7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6288" calcext:value-type="float">
            <text:p>67.8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5808" calcext:value-type="float">
            <text:p>67.8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4096" calcext:value-type="float">
            <text:p>67.8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4096" calcext:value-type="float">
            <text:p>67.8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1048" calcext:value-type="float">
            <text:p>67.8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896" calcext:value-type="float">
            <text:p>67.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3616" calcext:value-type="float">
            <text:p>67.7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7624" calcext:value-type="float">
            <text:p>67.8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0088" calcext:value-type="float">
            <text:p>67.7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29024" calcext:value-type="float">
            <text:p>67.6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7312" calcext:value-type="float">
            <text:p>67.6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2448" calcext:value-type="float">
            <text:p>67.5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0424" calcext:value-type="float">
            <text:p>67.4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5832" calcext:value-type="float">
            <text:p>67.2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0008" calcext:value-type="float">
            <text:p>67.1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3536" calcext:value-type="float">
            <text:p>67.1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268" calcext:value-type="float">
            <text:p>67.1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0384" calcext:value-type="float">
            <text:p>67.0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6104" calcext:value-type="float">
            <text:p>67.1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0488" calcext:value-type="float">
            <text:p>67.1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2784" calcext:value-type="float">
            <text:p>67.2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412" calcext:value-type="float">
            <text:p>67.2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7168" calcext:value-type="float">
            <text:p>67.2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0048" calcext:value-type="float">
            <text:p>67.4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9464" calcext:value-type="float">
            <text:p>67.3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4808" calcext:value-type="float">
            <text:p>67.4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6416" calcext:value-type="float">
            <text:p>67.3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6248" calcext:value-type="float">
            <text:p>67.5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6728" calcext:value-type="float">
            <text:p>67.5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8544" calcext:value-type="float">
            <text:p>67.5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7312" calcext:value-type="float">
            <text:p>67.6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0568" calcext:value-type="float">
            <text:p>67.7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2384" calcext:value-type="float">
            <text:p>67.8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49064" calcext:value-type="float">
            <text:p>67.9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46016" calcext:value-type="float">
            <text:p>67.9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46016" calcext:value-type="float">
            <text:p>67.9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46016" calcext:value-type="float">
            <text:p>67.9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46016" calcext:value-type="float">
            <text:p>67.9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46016" calcext:value-type="float">
            <text:p>67.9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46016" calcext:value-type="float">
            <text:p>67.9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46016" calcext:value-type="float">
            <text:p>67.9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46016" calcext:value-type="float">
            <text:p>67.9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46016" calcext:value-type="float">
            <text:p>67.9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46016" calcext:value-type="float">
            <text:p>67.9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46016" calcext:value-type="float">
            <text:p>67.9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46016" calcext:value-type="float">
            <text:p>67.9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46016" calcext:value-type="float">
            <text:p>67.9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46016" calcext:value-type="float">
            <text:p>67.9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46016" calcext:value-type="float">
            <text:p>67.9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6392" calcext:value-type="float">
            <text:p>67.9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0568" calcext:value-type="float">
            <text:p>67.7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9648" calcext:value-type="float">
            <text:p>68.0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9544" calcext:value-type="float">
            <text:p>67.9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200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7728" calcext:value-type="float">
            <text:p>67.9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36" calcext:value-type="float">
            <text:p>66.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7712" calcext:value-type="float">
            <text:p>67.0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77792" calcext:value-type="float">
            <text:p>67.6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4224" calcext:value-type="float">
            <text:p>67.3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46" calcext:value-type="float">
            <text:p>67.2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4328" calcext:value-type="float">
            <text:p>67.3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5664" calcext:value-type="float">
            <text:p>67.4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7856" calcext:value-type="float">
            <text:p>67.4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2656" calcext:value-type="float">
            <text:p>67.7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276" calcext:value-type="float">
            <text:p>67.8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1424" calcext:value-type="float">
            <text:p>67.7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5808" calcext:value-type="float">
            <text:p>67.8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14368" calcext:value-type="float">
            <text:p>67.7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14368" calcext:value-type="float">
            <text:p>67.7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17416" calcext:value-type="float">
            <text:p>67.7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4952" calcext:value-type="float">
            <text:p>67.8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7624" calcext:value-type="float">
            <text:p>67.8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2112" calcext:value-type="float">
            <text:p>67.9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15536" calcext:value-type="float">
            <text:p>67.9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6392" calcext:value-type="float">
            <text:p>67.9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5704" calcext:value-type="float">
            <text:p>67.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276" calcext:value-type="float">
            <text:p>67.8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28312" calcext:value-type="float">
            <text:p>68.0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4888" calcext:value-type="float">
            <text:p>68.0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58792" calcext:value-type="float">
            <text:p>68.0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4304" calcext:value-type="float">
            <text:p>67.9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0192" calcext:value-type="float">
            <text:p>67.8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752" calcext:value-type="float">
            <text:p>67.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512" calcext:value-type="float">
            <text:p>67.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3536" calcext:value-type="float">
            <text:p>67.1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216" calcext:value-type="float">
            <text:p>66.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6816" calcext:value-type="float">
            <text:p>66.7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5688" calcext:value-type="float">
            <text:p>66.8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7568" calcext:value-type="float">
            <text:p>66.6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0888" calcext:value-type="float">
            <text:p>66.5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4" calcext:value-type="float">
            <text:p>66.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34208" calcext:value-type="float">
            <text:p>66.4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9552" calcext:value-type="float">
            <text:p>66.5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82976" calcext:value-type="float">
            <text:p>66.4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52496" calcext:value-type="float">
            <text:p>66.4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2224" calcext:value-type="float">
            <text:p>66.5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736" calcext:value-type="float">
            <text:p>66.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3184" calcext:value-type="float">
            <text:p>66.6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7088" calcext:value-type="float">
            <text:p>66.6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1264" calcext:value-type="float">
            <text:p>66.5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9176" calcext:value-type="float">
            <text:p>66.5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7944" calcext:value-type="float">
            <text:p>66.6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976" calcext:value-type="float">
            <text:p>66.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3184" calcext:value-type="float">
            <text:p>66.6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88" calcext:value-type="float">
            <text:p>66.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0616" calcext:value-type="float">
            <text:p>66.6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2056" calcext:value-type="float">
            <text:p>66.7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0928" calcext:value-type="float">
            <text:p>66.8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0344" calcext:value-type="float">
            <text:p>66.7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0928" calcext:value-type="float">
            <text:p>66.8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312" calcext:value-type="float">
            <text:p>66.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0656" calcext:value-type="float">
            <text:p>66.9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552" calcext:value-type="float">
            <text:p>67.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8568" calcext:value-type="float">
            <text:p>67.0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5248" calcext:value-type="float">
            <text:p>67.1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7064" calcext:value-type="float">
            <text:p>67.1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936" calcext:value-type="float">
            <text:p>67.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9088" calcext:value-type="float">
            <text:p>67.3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176" calcext:value-type="float">
            <text:p>67.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8168" calcext:value-type="float">
            <text:p>67.6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656" calcext:value-type="float">
            <text:p>67.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516" calcext:value-type="float">
            <text:p>67.9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3824" calcext:value-type="float">
            <text:p>67.9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8564" calcext:value-type="float">
            <text:p>67.9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94784" calcext:value-type="float">
            <text:p>67.9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6288" calcext:value-type="float">
            <text:p>67.8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848" calcext:value-type="float">
            <text:p>67.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6184" calcext:value-type="float">
            <text:p>67.7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6456" calcext:value-type="float">
            <text:p>67.6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94" calcext:value-type="float">
            <text:p>67.5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4912" calcext:value-type="float">
            <text:p>67.4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4432" calcext:value-type="float">
            <text:p>67.4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4392" calcext:value-type="float">
            <text:p>67.1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2784" calcext:value-type="float">
            <text:p>67.2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75456" calcext:value-type="float">
            <text:p>67.2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6896" calcext:value-type="float">
            <text:p>67.3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224" calcext:value-type="float">
            <text:p>67.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6664" calcext:value-type="float">
            <text:p>67.7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3136" calcext:value-type="float">
            <text:p>67.7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5912" calcext:value-type="float">
            <text:p>67.8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7896" calcext:value-type="float">
            <text:p>67.7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82008" calcext:value-type="float">
            <text:p>67.8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4096" calcext:value-type="float">
            <text:p>67.8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0088" calcext:value-type="float">
            <text:p>67.7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8" calcext:value-type="float">
            <text:p>67.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9608" calcext:value-type="float">
            <text:p>67.7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9608" calcext:value-type="float">
            <text:p>67.7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896" calcext:value-type="float">
            <text:p>67.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3512" calcext:value-type="float">
            <text:p>67.7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9984" calcext:value-type="float">
            <text:p>67.6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7312" calcext:value-type="float">
            <text:p>67.6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0152" calcext:value-type="float">
            <text:p>67.5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0904" calcext:value-type="float">
            <text:p>67.4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4496" calcext:value-type="float">
            <text:p>67.2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456" calcext:value-type="float">
            <text:p>66.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5856" calcext:value-type="float">
            <text:p>66.6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6672" calcext:value-type="float">
            <text:p>66.3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2832" calcext:value-type="float">
            <text:p>66.0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54" calcext:value-type="float">
            <text:p>66.0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5776" calcext:value-type="float">
            <text:p>66.0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8928" calcext:value-type="float">
            <text:p>66.0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7592" calcext:value-type="float">
            <text:p>66.0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3688" calcext:value-type="float">
            <text:p>66.0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32456" calcext:value-type="float">
            <text:p>66.1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636" calcext:value-type="float">
            <text:p>66.1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256" calcext:value-type="float">
            <text:p>66.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62936" calcext:value-type="float">
            <text:p>66.1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3416" calcext:value-type="float">
            <text:p>66.1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4648" calcext:value-type="float">
            <text:p>66.1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7876" calcext:value-type="float">
            <text:p>66.2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75712" calcext:value-type="float">
            <text:p>66.2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0472" calcext:value-type="float">
            <text:p>66.2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352" calcext:value-type="float">
            <text:p>66.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5608" calcext:value-type="float">
            <text:p>66.2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67152" calcext:value-type="float">
            <text:p>66.3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4312" calcext:value-type="float">
            <text:p>66.5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25648" calcext:value-type="float">
            <text:p>66.5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6128" calcext:value-type="float">
            <text:p>66.5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8048" calcext:value-type="float">
            <text:p>66.6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0656" calcext:value-type="float">
            <text:p>66.9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312" calcext:value-type="float">
            <text:p>66.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4624" calcext:value-type="float">
            <text:p>66.7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8632" calcext:value-type="float">
            <text:p>66.7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36" calcext:value-type="float">
            <text:p>66.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6208" calcext:value-type="float">
            <text:p>67.1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5832" calcext:value-type="float">
            <text:p>67.2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5936" calcext:value-type="float">
            <text:p>67.3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272" calcext:value-type="float">
            <text:p>67.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6728" calcext:value-type="float">
            <text:p>67.5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4536" calcext:value-type="float">
            <text:p>67.5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5392" calcext:value-type="float">
            <text:p>67.5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0424" calcext:value-type="float">
            <text:p>67.4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7544" calcext:value-type="float">
            <text:p>67.2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7672" calcext:value-type="float">
            <text:p>66.7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45816" calcext:value-type="float">
            <text:p>66.3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84856" calcext:value-type="float">
            <text:p>66.2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94584" calcext:value-type="float">
            <text:p>66.3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9824" calcext:value-type="float">
            <text:p>66.4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9928" calcext:value-type="float">
            <text:p>66.4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3184" calcext:value-type="float">
            <text:p>66.6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7568" calcext:value-type="float">
            <text:p>66.6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076" calcext:value-type="float">
            <text:p>67.0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4936" calcext:value-type="float">
            <text:p>66.9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1032" calcext:value-type="float">
            <text:p>66.9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4664" calcext:value-type="float">
            <text:p>67.0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0488" calcext:value-type="float">
            <text:p>67.1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268" calcext:value-type="float">
            <text:p>67.1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4392" calcext:value-type="float">
            <text:p>67.1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4808" calcext:value-type="float">
            <text:p>67.4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2136" calcext:value-type="float">
            <text:p>67.3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9296" calcext:value-type="float">
            <text:p>67.5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1656" calcext:value-type="float">
            <text:p>67.3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2784" calcext:value-type="float">
            <text:p>67.2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9632" calcext:value-type="float">
            <text:p>67.1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1176" calcext:value-type="float">
            <text:p>67.3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9464" calcext:value-type="float">
            <text:p>67.3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3744" calcext:value-type="float">
            <text:p>67.2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0864" calcext:value-type="float">
            <text:p>67.1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3184" calcext:value-type="float">
            <text:p>66.6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0096" calcext:value-type="float">
            <text:p>66.3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9824" calcext:value-type="float">
            <text:p>66.4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596" calcext:value-type="float">
            <text:p>66.7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4312" calcext:value-type="float">
            <text:p>66.5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64104" calcext:value-type="float">
            <text:p>66.3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45232" calcext:value-type="float">
            <text:p>66.2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6944" calcext:value-type="float">
            <text:p>66.2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9472" calcext:value-type="float">
            <text:p>65.8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3064" calcext:value-type="float">
            <text:p>65.6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8304" calcext:value-type="float">
            <text:p>65.6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0016" calcext:value-type="float">
            <text:p>65.6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3544" calcext:value-type="float">
            <text:p>65.6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0976" calcext:value-type="float">
            <text:p>65.7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964" calcext:value-type="float">
            <text:p>65.6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8408" calcext:value-type="float">
            <text:p>65.7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8032" calcext:value-type="float">
            <text:p>65.7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012" calcext:value-type="float">
            <text:p>65.7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3168" calcext:value-type="float">
            <text:p>65.7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3544" calcext:value-type="float">
            <text:p>65.6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3376" calcext:value-type="float">
            <text:p>65.8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8408" calcext:value-type="float">
            <text:p>65.7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9744" calcext:value-type="float">
            <text:p>65.7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8616" calcext:value-type="float">
            <text:p>65.8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204" calcext:value-type="float">
            <text:p>65.8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824" calcext:value-type="float">
            <text:p>65.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2896" calcext:value-type="float">
            <text:p>65.8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3" calcext:value-type="float">
            <text:p>65.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0536" calcext:value-type="float">
            <text:p>66.0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3792" calcext:value-type="float">
            <text:p>66.1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178" calcext:value-type="float">
            <text:p>66.2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72664" calcext:value-type="float">
            <text:p>66.2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4376" calcext:value-type="float">
            <text:p>66.2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972" calcext:value-type="float">
            <text:p>66.3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64104" calcext:value-type="float">
            <text:p>66.3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2224" calcext:value-type="float">
            <text:p>66.5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5752" calcext:value-type="float">
            <text:p>66.5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3496" calcext:value-type="float">
            <text:p>66.8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1136" calcext:value-type="float">
            <text:p>67.0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3704" calcext:value-type="float">
            <text:p>66.9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8192" calcext:value-type="float">
            <text:p>67.0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556" calcext:value-type="float">
            <text:p>67.3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9088" calcext:value-type="float">
            <text:p>67.3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0048" calcext:value-type="float">
            <text:p>67.4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8024" calcext:value-type="float">
            <text:p>67.2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4976" calcext:value-type="float">
            <text:p>67.2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5832" calcext:value-type="float">
            <text:p>67.2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2784" calcext:value-type="float">
            <text:p>67.2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6688" calcext:value-type="float">
            <text:p>67.2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268" calcext:value-type="float">
            <text:p>67.1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3768" calcext:value-type="float">
            <text:p>66.7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2056" calcext:value-type="float">
            <text:p>66.7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1096" calcext:value-type="float">
            <text:p>66.6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028" calcext:value-type="float">
            <text:p>67.0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8192" calcext:value-type="float">
            <text:p>67.0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9048" calcext:value-type="float">
            <text:p>67.0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5896" calcext:value-type="float">
            <text:p>66.9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6104" calcext:value-type="float">
            <text:p>67.1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6104" calcext:value-type="float">
            <text:p>67.1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6104" calcext:value-type="float">
            <text:p>67.1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0696" calcext:value-type="float">
            <text:p>67.2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508" calcext:value-type="float">
            <text:p>67.3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8984" calcext:value-type="float">
            <text:p>67.3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792" calcext:value-type="float">
            <text:p>67.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984" calcext:value-type="float">
            <text:p>67.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1344" calcext:value-type="float">
            <text:p>67.1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0592" calcext:value-type="float">
            <text:p>67.2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5936" calcext:value-type="float">
            <text:p>67.3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0488" calcext:value-type="float">
            <text:p>67.1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8024" calcext:value-type="float">
            <text:p>67.2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4768" calcext:value-type="float">
            <text:p>67.1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0928" calcext:value-type="float">
            <text:p>66.8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82976" calcext:value-type="float">
            <text:p>66.4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7876" calcext:value-type="float">
            <text:p>66.2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0912" calcext:value-type="float">
            <text:p>65.9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3272" calcext:value-type="float">
            <text:p>65.8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7616" calcext:value-type="float">
            <text:p>65.5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9392" calcext:value-type="float">
            <text:p>65.2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768" calcext:value-type="float">
            <text:p>65.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48536" calcext:value-type="float">
            <text:p>65.2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9016" calcext:value-type="float">
            <text:p>65.2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4632" calcext:value-type="float">
            <text:p>65.2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6176" calcext:value-type="float">
            <text:p>65.4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61312" calcext:value-type="float">
            <text:p>65.3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9976" calcext:value-type="float">
            <text:p>65.3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104" calcext:value-type="float">
            <text:p>65.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0456" calcext:value-type="float">
            <text:p>65.3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7888" calcext:value-type="float">
            <text:p>65.3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58" calcext:value-type="float">
            <text:p>65.4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0184" calcext:value-type="float">
            <text:p>65.4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4568" calcext:value-type="float">
            <text:p>65.5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1416" calcext:value-type="float">
            <text:p>65.4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8576" calcext:value-type="float">
            <text:p>65.5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3816" calcext:value-type="float">
            <text:p>65.5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6488" calcext:value-type="float">
            <text:p>65.6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6696" calcext:value-type="float">
            <text:p>65.7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72664" calcext:value-type="float">
            <text:p>66.2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72664" calcext:value-type="float">
            <text:p>66.2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72664" calcext:value-type="float">
            <text:p>66.2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72664" calcext:value-type="float">
            <text:p>66.2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72664" calcext:value-type="float">
            <text:p>66.2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72664" calcext:value-type="float">
            <text:p>66.2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7876" calcext:value-type="float">
            <text:p>66.2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1912" calcext:value-type="float">
            <text:p>66.3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4312" calcext:value-type="float">
            <text:p>66.5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9448" calcext:value-type="float">
            <text:p>66.4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404" calcext:value-type="float">
            <text:p>66.6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6168" calcext:value-type="float">
            <text:p>66.8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82264" calcext:value-type="float">
            <text:p>66.8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6168" calcext:value-type="float">
            <text:p>66.8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3496" calcext:value-type="float">
            <text:p>66.8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644" calcext:value-type="float">
            <text:p>66.7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7192" calcext:value-type="float">
            <text:p>66.6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5856" calcext:value-type="float">
            <text:p>66.6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4896" calcext:value-type="float">
            <text:p>66.6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784" calcext:value-type="float">
            <text:p>66.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8656" calcext:value-type="float">
            <text:p>66.2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824" calcext:value-type="float">
            <text:p>65.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6968" calcext:value-type="float">
            <text:p>65.6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5736" calcext:value-type="float">
            <text:p>65.7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204" calcext:value-type="float">
            <text:p>65.8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2144" calcext:value-type="float">
            <text:p>65.9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5296" calcext:value-type="float">
            <text:p>65.9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924" calcext:value-type="float">
            <text:p>66.3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0448" calcext:value-type="float">
            <text:p>66.8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312" calcext:value-type="float">
            <text:p>66.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6544" calcext:value-type="float">
            <text:p>66.8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5584" calcext:value-type="float">
            <text:p>66.7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8256" calcext:value-type="float">
            <text:p>66.8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8836" calcext:value-type="float">
            <text:p>66.8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9488" calcext:value-type="float">
            <text:p>66.7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3392" calcext:value-type="float">
            <text:p>66.7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7088" calcext:value-type="float">
            <text:p>66.6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3936" calcext:value-type="float">
            <text:p>66.5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58592" calcext:value-type="float">
            <text:p>66.4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7944" calcext:value-type="float">
            <text:p>66.6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6232" calcext:value-type="float">
            <text:p>66.6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9864" calcext:value-type="float">
            <text:p>66.7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6336" calcext:value-type="float">
            <text:p>66.6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18384" calcext:value-type="float">
            <text:p>66.3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15336" calcext:value-type="float">
            <text:p>66.3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688" calcext:value-type="float">
            <text:p>66.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212" calcext:value-type="float">
            <text:p>66.4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5608" calcext:value-type="float">
            <text:p>66.2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6096" calcext:value-type="float">
            <text:p>64.7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7808" calcext:value-type="float">
            <text:p>64.7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6408" calcext:value-type="float">
            <text:p>64.9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6992" calcext:value-type="float">
            <text:p>65.0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0832" calcext:value-type="float">
            <text:p>65.3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6008" calcext:value-type="float">
            <text:p>65.5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064" calcext:value-type="float">
            <text:p>66.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4376" calcext:value-type="float">
            <text:p>66.2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6192" calcext:value-type="float">
            <text:p>66.3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75128" calcext:value-type="float">
            <text:p>66.1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9616" calcext:value-type="float">
            <text:p>66.2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636" calcext:value-type="float">
            <text:p>66.1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492" calcext:value-type="float">
            <text:p>66.0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5944" calcext:value-type="float">
            <text:p>65.8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152" calcext:value-type="float">
            <text:p>65.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9768" calcext:value-type="float">
            <text:p>65.1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528" calcext:value-type="float">
            <text:p>65.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8328" calcext:value-type="float">
            <text:p>65.1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9664" calcext:value-type="float">
            <text:p>65.1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3096" calcext:value-type="float">
            <text:p>64.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15136" calcext:value-type="float">
            <text:p>64.7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65784" calcext:value-type="float">
            <text:p>64.5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55472" calcext:value-type="float">
            <text:p>64.3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6872" calcext:value-type="float">
            <text:p>64.1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98272" calcext:value-type="float">
            <text:p>63.8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64744" calcext:value-type="float">
            <text:p>63.8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3888" calcext:value-type="float">
            <text:p>63.8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8544" calcext:value-type="float">
            <text:p>63.7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8648" calcext:value-type="float">
            <text:p>63.8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8168" calcext:value-type="float">
            <text:p>63.8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94" calcext:value-type="float">
            <text:p>63.7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5016" calcext:value-type="float">
            <text:p>63.7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98272" calcext:value-type="float">
            <text:p>63.8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0944" calcext:value-type="float">
            <text:p>63.9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37312" calcext:value-type="float">
            <text:p>63.8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036" calcext:value-type="float">
            <text:p>63.8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3888" calcext:value-type="float">
            <text:p>63.8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9984" calcext:value-type="float">
            <text:p>63.8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4368" calcext:value-type="float">
            <text:p>63.9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0088" calcext:value-type="float">
            <text:p>63.9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8376" calcext:value-type="float">
            <text:p>63.9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9232" calcext:value-type="float">
            <text:p>63.9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4096" calcext:value-type="float">
            <text:p>64.0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656" calcext:value-type="float">
            <text:p>63.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41528" calcext:value-type="float">
            <text:p>64.0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98856" calcext:value-type="float">
            <text:p>63.9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9336" calcext:value-type="float">
            <text:p>64.0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1048" calcext:value-type="float">
            <text:p>64.0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842" calcext:value-type="float">
            <text:p>64.0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05536" calcext:value-type="float">
            <text:p>64.1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57352" calcext:value-type="float">
            <text:p>64.1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6496" calcext:value-type="float">
            <text:p>64.1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9168" calcext:value-type="float">
            <text:p>64.2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0232" calcext:value-type="float">
            <text:p>64.3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3384" calcext:value-type="float">
            <text:p>64.4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3008" calcext:value-type="float">
            <text:p>64.4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9416" calcext:value-type="float">
            <text:p>64.6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21816" calcext:value-type="float">
            <text:p>64.8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4112" calcext:value-type="float">
            <text:p>64.9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5824" calcext:value-type="float">
            <text:p>64.8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2776" calcext:value-type="float">
            <text:p>64.8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26032" calcext:value-type="float">
            <text:p>65.0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8016" calcext:value-type="float">
            <text:p>64.8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4552" calcext:value-type="float">
            <text:p>64.6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17016" calcext:value-type="float">
            <text:p>64.5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564" calcext:value-type="float">
            <text:p>64.1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81152" calcext:value-type="float">
            <text:p>64.0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6288" calcext:value-type="float">
            <text:p>64.0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5912" calcext:value-type="float">
            <text:p>64.0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2112" calcext:value-type="float">
            <text:p>64.1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8312" calcext:value-type="float">
            <text:p>64.2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31088" calcext:value-type="float">
            <text:p>64.3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6808" calcext:value-type="float">
            <text:p>64.3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1092" calcext:value-type="float">
            <text:p>64.5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" calcext:value-type="float">
            <text:p>64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8704" calcext:value-type="float">
            <text:p>65.0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4152" calcext:value-type="float">
            <text:p>65.2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15008" calcext:value-type="float">
            <text:p>65.2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912" calcext:value-type="float">
            <text:p>65.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9392" calcext:value-type="float">
            <text:p>65.2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45488" calcext:value-type="float">
            <text:p>65.2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1196" calcext:value-type="float">
            <text:p>65.2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0248" calcext:value-type="float">
            <text:p>65.2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4528" calcext:value-type="float">
            <text:p>65.1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1" calcext:value-type="float">
            <text:p>65.1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9184" calcext:value-type="float">
            <text:p>65.0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6888" calcext:value-type="float">
            <text:p>65.0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07744" calcext:value-type="float">
            <text:p>65.0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22984" calcext:value-type="float">
            <text:p>65.0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192" calcext:value-type="float">
            <text:p>64.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5824" calcext:value-type="float">
            <text:p>64.8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3256" calcext:value-type="float">
            <text:p>64.9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24864" calcext:value-type="float">
            <text:p>64.8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5992" calcext:value-type="float">
            <text:p>64.7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74928" calcext:value-type="float">
            <text:p>64.5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0336" calcext:value-type="float">
            <text:p>64.4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52424" calcext:value-type="float">
            <text:p>64.3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8896" calcext:value-type="float">
            <text:p>64.3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9756" calcext:value-type="float">
            <text:p>64.2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0192" calcext:value-type="float">
            <text:p>64.0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8336" calcext:value-type="float">
            <text:p>63.6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3556" calcext:value-type="float">
            <text:p>63.5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14224" calcext:value-type="float">
            <text:p>63.5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72136" calcext:value-type="float">
            <text:p>63.5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69088" calcext:value-type="float">
            <text:p>63.5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08712" calcext:value-type="float">
            <text:p>63.6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7856" calcext:value-type="float">
            <text:p>63.6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9464" calcext:value-type="float">
            <text:p>63.5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9652" calcext:value-type="float">
            <text:p>63.5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7376" calcext:value-type="float">
            <text:p>63.5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9672" calcext:value-type="float">
            <text:p>63.6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0048" calcext:value-type="float">
            <text:p>63.6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032" calcext:value-type="float">
            <text:p>63.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84912" calcext:value-type="float">
            <text:p>63.6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0256" calcext:value-type="float">
            <text:p>63.7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08712" calcext:value-type="float">
            <text:p>63.6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8336" calcext:value-type="float">
            <text:p>63.6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176" calcext:value-type="float">
            <text:p>63.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3576" calcext:value-type="float">
            <text:p>63.6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6624" calcext:value-type="float">
            <text:p>63.6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3096" calcext:value-type="float">
            <text:p>63.6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224" calcext:value-type="float">
            <text:p>63.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3576" calcext:value-type="float">
            <text:p>63.6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1968" calcext:value-type="float">
            <text:p>63.7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4432" calcext:value-type="float">
            <text:p>63.6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1384" calcext:value-type="float">
            <text:p>63.6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42824" calcext:value-type="float">
            <text:p>63.7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9776" calcext:value-type="float">
            <text:p>63.7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5496" calcext:value-type="float">
            <text:p>63.7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036" calcext:value-type="float">
            <text:p>63.8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92176" calcext:value-type="float">
            <text:p>63.8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3136" calcext:value-type="float">
            <text:p>63.9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2384" calcext:value-type="float">
            <text:p>64.0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9276" calcext:value-type="float">
            <text:p>63.9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25704" calcext:value-type="float">
            <text:p>63.92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98272" calcext:value-type="float">
            <text:p>63.8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6456" calcext:value-type="float">
            <text:p>63.8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3408" calcext:value-type="float">
            <text:p>63.8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464" calcext:value-type="float">
            <text:p>63.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94056" calcext:value-type="float">
            <text:p>63.6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1968" calcext:value-type="float">
            <text:p>63.7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0256" calcext:value-type="float">
            <text:p>63.7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24536" calcext:value-type="float">
            <text:p>63.7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7208" calcext:value-type="float">
            <text:p>63.7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512" calcext:value-type="float">
            <text:p>63.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512" calcext:value-type="float">
            <text:p>63.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92176" calcext:value-type="float">
            <text:p>63.8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9504" calcext:value-type="float">
            <text:p>63.8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752" calcext:value-type="float">
            <text:p>63.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8376" calcext:value-type="float">
            <text:p>63.9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6664" calcext:value-type="float">
            <text:p>63.9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5328" calcext:value-type="float">
            <text:p>63.9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0192" calcext:value-type="float">
            <text:p>64.0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0944" calcext:value-type="float">
            <text:p>63.9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4952" calcext:value-type="float">
            <text:p>64.0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9276" calcext:value-type="float">
            <text:p>63.9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72008" calcext:value-type="float">
            <text:p>64.0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0568" calcext:value-type="float">
            <text:p>63.9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98856" calcext:value-type="float">
            <text:p>63.9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6664" calcext:value-type="float">
            <text:p>63.9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752" calcext:value-type="float">
            <text:p>63.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896" calcext:value-type="float">
            <text:p>64.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1048" calcext:value-type="float">
            <text:p>64.0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2384" calcext:value-type="float">
            <text:p>64.0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4096" calcext:value-type="float">
            <text:p>64.0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6768" calcext:value-type="float">
            <text:p>64.0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228" calcext:value-type="float">
            <text:p>63.9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896" calcext:value-type="float">
            <text:p>64.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78104" calcext:value-type="float">
            <text:p>64.0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78104" calcext:value-type="float">
            <text:p>64.0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9336" calcext:value-type="float">
            <text:p>64.0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372" calcext:value-type="float">
            <text:p>64.0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6768" calcext:value-type="float">
            <text:p>64.0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564" calcext:value-type="float">
            <text:p>64.1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8208" calcext:value-type="float">
            <text:p>64.1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2112" calcext:value-type="float">
            <text:p>64.1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6496" calcext:value-type="float">
            <text:p>64.1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516" calcext:value-type="float">
            <text:p>64.1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612" calcext:value-type="float">
            <text:p>64.2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992" calcext:value-type="float">
            <text:p>64.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8208" calcext:value-type="float">
            <text:p>64.1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564" calcext:value-type="float">
            <text:p>64.1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3448" calcext:value-type="float">
            <text:p>64.1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5848" calcext:value-type="float">
            <text:p>64.3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2216" calcext:value-type="float">
            <text:p>64.2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66" calcext:value-type="float">
            <text:p>64.2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6496" calcext:value-type="float">
            <text:p>64.1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4032" calcext:value-type="float">
            <text:p>64.2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24992" calcext:value-type="float">
            <text:p>64.3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612" calcext:value-type="float">
            <text:p>64.2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3176" calcext:value-type="float">
            <text:p>64.2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0608" calcext:value-type="float">
            <text:p>64.3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2904" calcext:value-type="float">
            <text:p>64.3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24992" calcext:value-type="float">
            <text:p>64.3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708" calcext:value-type="float">
            <text:p>64.2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31088" calcext:value-type="float">
            <text:p>64.3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55472" calcext:value-type="float">
            <text:p>64.3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948" calcext:value-type="float">
            <text:p>64.4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3384" calcext:value-type="float">
            <text:p>64.4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568" calcext:value-type="float">
            <text:p>64.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7188" calcext:value-type="float">
            <text:p>64.5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414" calcext:value-type="float">
            <text:p>64.5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0648" calcext:value-type="float">
            <text:p>64.6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9416" calcext:value-type="float">
            <text:p>64.6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88288" calcext:value-type="float">
            <text:p>64.7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65072" calcext:value-type="float">
            <text:p>64.9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576" calcext:value-type="float">
            <text:p>65.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58264" calcext:value-type="float">
            <text:p>65.3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676" calcext:value-type="float">
            <text:p>65.5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484" calcext:value-type="float">
            <text:p>65.3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6436" calcext:value-type="float">
            <text:p>65.3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05152" calcext:value-type="float">
            <text:p>65.6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0664" calcext:value-type="float">
            <text:p>65.5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628" calcext:value-type="float">
            <text:p>65.4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6436" calcext:value-type="float">
            <text:p>65.3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0624" calcext:value-type="float">
            <text:p>65.1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3764" calcext:value-type="float">
            <text:p>64.9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952" calcext:value-type="float">
            <text:p>64.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048" calcext:value-type="float">
            <text:p>64.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2776" calcext:value-type="float">
            <text:p>64.8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956" calcext:value-type="float">
            <text:p>65.0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18056" calcext:value-type="float">
            <text:p>65.2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8912" calcext:value-type="float">
            <text:p>65.2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052" calcext:value-type="float">
            <text:p>65.1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1196" calcext:value-type="float">
            <text:p>65.2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18056" calcext:value-type="float">
            <text:p>65.2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3984" calcext:value-type="float">
            <text:p>65.4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0288" calcext:value-type="float">
            <text:p>65.5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8848" calcext:value-type="float">
            <text:p>65.4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58" calcext:value-type="float">
            <text:p>65.4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0456" calcext:value-type="float">
            <text:p>65.3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6656" calcext:value-type="float">
            <text:p>65.4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96" calcext:value-type="float">
            <text:p>65.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9496" calcext:value-type="float">
            <text:p>65.3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7032" calcext:value-type="float">
            <text:p>65.4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5968" calcext:value-type="float">
            <text:p>65.2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0624" calcext:value-type="float">
            <text:p>65.1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4424" calcext:value-type="float">
            <text:p>65.1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384" calcext:value-type="float">
            <text:p>65.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9456" calcext:value-type="float">
            <text:p>64.9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7224" calcext:value-type="float">
            <text:p>64.6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7768" calcext:value-type="float">
            <text:p>64.4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328" calcext:value-type="float">
            <text:p>64.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44576" calcext:value-type="float">
            <text:p>64.0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6936" calcext:value-type="float">
            <text:p>63.8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95224" calcext:value-type="float">
            <text:p>63.8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656" calcext:value-type="float">
            <text:p>63.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7416" calcext:value-type="float">
            <text:p>63.9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656" calcext:value-type="float">
            <text:p>63.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608" calcext:value-type="float">
            <text:p>63.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6936" calcext:value-type="float">
            <text:p>63.8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228" calcext:value-type="float">
            <text:p>63.9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4472" calcext:value-type="float">
            <text:p>63.9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0944" calcext:value-type="float">
            <text:p>63.9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98856" calcext:value-type="float">
            <text:p>63.9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64744" calcext:value-type="float">
            <text:p>63.8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704" calcext:value-type="float">
            <text:p>63.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4952" calcext:value-type="float">
            <text:p>64.0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228" calcext:value-type="float">
            <text:p>63.9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4096" calcext:value-type="float">
            <text:p>64.0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0944" calcext:value-type="float">
            <text:p>63.9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228" calcext:value-type="float">
            <text:p>63.9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372" calcext:value-type="float">
            <text:p>64.0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04" calcext:value-type="float">
            <text:p>64.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81152" calcext:value-type="float">
            <text:p>64.0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1048" calcext:value-type="float">
            <text:p>64.0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6392" calcext:value-type="float">
            <text:p>64.0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51256" calcext:value-type="float">
            <text:p>64.1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47624" calcext:value-type="float">
            <text:p>64.0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0776" calcext:value-type="float">
            <text:p>64.1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8688" calcext:value-type="float">
            <text:p>64.1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4408" calcext:value-type="float">
            <text:p>64.2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708" calcext:value-type="float">
            <text:p>64.2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624" calcext:value-type="float">
            <text:p>65.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7784" calcext:value-type="float">
            <text:p>65.3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74928" calcext:value-type="float">
            <text:p>64.5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1672" calcext:value-type="float">
            <text:p>64.4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948" calcext:value-type="float">
            <text:p>64.4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0944" calcext:value-type="float">
            <text:p>63.9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4952" calcext:value-type="float">
            <text:p>64.0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9276" calcext:value-type="float">
            <text:p>63.9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72008" calcext:value-type="float">
            <text:p>64.0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0568" calcext:value-type="float">
            <text:p>63.9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98856" calcext:value-type="float">
            <text:p>63.9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6664" calcext:value-type="float">
            <text:p>63.9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752" calcext:value-type="float">
            <text:p>63.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896" calcext:value-type="float">
            <text:p>64.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1048" calcext:value-type="float">
            <text:p>64.0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2384" calcext:value-type="float">
            <text:p>64.0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4096" calcext:value-type="float">
            <text:p>64.0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6768" calcext:value-type="float">
            <text:p>64.0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228" calcext:value-type="float">
            <text:p>63.9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81152" calcext:value-type="float">
            <text:p>64.0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3616" calcext:value-type="float">
            <text:p>63.9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1632" calcext:value-type="float">
            <text:p>64.1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1904" calcext:value-type="float">
            <text:p>64.0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372" calcext:value-type="float">
            <text:p>64.0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0854</text:p>
          </table:table-cell>
          <table:table-cell office:value-type="string" calcext:value-type="string">
            <text:p>Reagan recorder</text:p>
          </table:table-cell>
          <table:table-cell office:value-type="string" calcext:value-type="string">
            <text:p>199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372" calcext:value-type="float">
            <text:p>64.0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2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968" meta:object-count="0"/>
    <meta:user-defined meta:name="AppVersion">3.0</meta:user-defined>
  </office:meta>
</office:document-meta>
</file>